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 fo:min-height="0.55cm" fo:min-width="3.782cm"/>
      <style:paragraph-properties style:writing-mode="lr-tb"/>
    </style:style>
    <style:style style:name="gr154" style:family="graphic" style:parent-style-name="OptionalDeco">
      <style:graphic-properties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svg:stroke-color="#3465a4" draw:textarea-vertical-align="middle"/>
    </style:style>
    <style:style style:name="gr159" style:family="graphic" style:parent-style-name="standard">
      <style:graphic-properties draw:textarea-vertical-align="middle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OptionalDeco">
      <style:graphic-properties fo:min-height="0.55cm" fo:min-width="3.767cm"/>
      <style:paragraph-properties style:writing-mode="lr-tb"/>
    </style:style>
    <style:style style:name="gr163" style:family="graphic" style:parent-style-name="OptionalDeco">
      <style:graphic-properties fo:min-height="0.55cm" fo:min-width="3.77cm"/>
      <style:paragraph-properties style:writing-mode="lr-tb"/>
    </style:style>
    <style:style style:name="gr164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5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6" style:family="graphic" style:parent-style-name="standard">
      <style:graphic-properties draw:stroke="none" draw:fill="none" fo:min-height="3.053cm"/>
      <style:paragraph-properties style:writing-mode="lr-tb"/>
    </style:style>
    <style:style style:name="gr167" style:family="graphic" style:parent-style-name="OptionalDeco">
      <style:graphic-properties fo:min-height="0.55cm" fo:min-width="3.898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2" style:family="graphic" style:parent-style-name="Calls">
      <style:graphic-properties/>
    </style:style>
    <style:style style:name="gr173" style:family="graphic" style:parent-style-name="standard">
      <style:graphic-properties draw:fill-color="#729fcf" draw:textarea-vertical-align="middle"/>
    </style:style>
    <style:style style:name="gr17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5" style:family="graphic" style:parent-style-name="RequiredClass">
      <style:graphic-properties fo:min-height="0.55cm" fo:min-width="4.011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9" style:family="graphic" style:parent-style-name="objectwithoutfill">
      <style:graphic-properties draw:marker-end="Arrow" draw:marker-end-width="0.3cm" draw:fill="none" draw:textarea-vertical-align="middle"/>
    </style:style>
    <style:style style:name="gr180" style:family="graphic" style:parent-style-name="standard">
      <style:graphic-properties draw:stroke="none" draw:fill="none" fo:min-height="3.073cm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RequiredClass">
      <style:graphic-properties fo:min-height="0.55cm" fo:min-width="3.112cm"/>
      <style:paragraph-properties style:writing-mode="lr-tb"/>
    </style:style>
    <style:style style:name="gr185" style:family="graphic" style:parent-style-name="RequiredClass">
      <style:graphic-properties fo:min-height="0.55cm" fo:min-width="2.782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0" style:family="graphic" style:parent-style-name="OptionalDeco">
      <style:graphic-properties draw:fill-color="#ffffff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3" style:family="graphic" style:parent-style-name="standard">
      <style:graphic-properties draw:stroke="none" draw:fill="none" fo:min-height="2.12cm"/>
      <style:paragraph-properties style:writing-mode="lr-tb"/>
    </style:style>
    <style:style style:name="gr194" style:family="graphic" style:parent-style-name="OptionalDeco">
      <style:graphic-properties fo:min-height="0.55cm" fo:min-width="4.011cm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9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0" style:family="graphic" style:parent-style-name="OptionalDeco">
      <style:graphic-properties fo:min-height="0.55cm" fo:min-width="3.05cm"/>
      <style:paragraph-properties style:writing-mode="lr-tb"/>
    </style:style>
    <style:style style:name="gr201" style:family="graphic" style:parent-style-name="OptionalDeco">
      <style:graphic-properties fo:min-height="0.549cm" fo:min-width="3.014cm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6" style:family="graphic" style:parent-style-name="standard">
      <style:graphic-properties draw:stroke="none" draw:fill="none" fo:min-height="2.365cm"/>
      <style:paragraph-properties style:writing-mode="lr-tb"/>
    </style:style>
    <style:style style:name="gr207" style:family="graphic" style:parent-style-name="OptionalDeco">
      <style:graphic-properties fo:min-height="0.549cm" fo:min-width="3.693cm"/>
      <style:paragraph-properties style:writing-mode="lr-tb"/>
    </style:style>
    <style:style style:name="gr208" style:family="graphic" style:parent-style-name="OptionalDeco">
      <style:graphic-properties fo:min-height="0.55cm" fo:min-width="3.053cm"/>
      <style:paragraph-properties style:writing-mode="lr-tb"/>
    </style:style>
    <style:style style:name="gr209" style:family="graphic" style:parent-style-name="OptionalDeco">
      <style:graphic-properties fo:min-height="0.549cm" fo:min-width="3.245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RequiredClass">
      <style:graphic-properties fo:min-height="0.55cm" fo:min-width="3.329cm"/>
      <style:paragraph-properties style:writing-mode="lr-tb"/>
    </style:style>
    <style:style style:name="gr214" style:family="graphic" style:parent-style-name="RequiredClass">
      <style:graphic-properties fo:min-height="0.55cm" fo:min-width="3.328cm"/>
      <style:paragraph-properties style:writing-mode="lr-tb"/>
    </style:style>
    <style:style style:name="gr215" style:family="graphic" style:parent-style-name="RequiredClass">
      <style:graphic-properties fo:min-height="0.55cm" fo:min-width="3.325cm"/>
      <style:paragraph-properties style:writing-mode="lr-tb"/>
    </style:style>
    <style:style style:name="gr216" style:family="graphic" style:parent-style-name="standard">
      <style:graphic-properties draw:stroke="none" draw:fill="none" fo:min-height="1.486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>
      <style:graphic-properties draw:stroke="none" draw:fill="none" fo:min-height="6.699cm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RequiredClass">
      <style:graphic-properties fo:min-height="0.55cm" fo:min-width="3.513cm"/>
      <style:paragraph-properties style:writing-mode="lr-tb"/>
    </style:style>
    <style:style style:name="gr229" style:family="graphic" style:parent-style-name="standard">
      <style:graphic-properties draw:stroke="none" draw:fill="none" fo:min-height="0.395cm"/>
      <style:paragraph-properties style:writing-mode="lr-tb"/>
    </style:style>
    <style:style style:name="gr230" style:family="graphic" style:parent-style-name="standard">
      <style:graphic-properties draw:stroke="none" draw:fill="none" fo:min-height="0.789cm"/>
      <style:paragraph-properties style:writing-mode="lr-tb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2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3" style:family="graphic" style:parent-style-name="RequiredClass">
      <style:graphic-properties fo:min-height="0.549cm" fo:min-width="3.039cm"/>
      <style:paragraph-properties style:writing-mode="lr-tb"/>
    </style:style>
    <style:style style:name="gr234" style:family="graphic" style:parent-style-name="RequiredClass">
      <style:graphic-properties fo:min-height="0.55cm" fo:min-width="3.66cm"/>
      <style:paragraph-properties style:writing-mode="lr-tb"/>
    </style:style>
    <style:style style:name="gr235" style:family="graphic" style:parent-style-name="RequiredClass">
      <style:graphic-properties fo:min-height="0.55cm" fo:min-width="2.765cm"/>
      <style:paragraph-properties style:writing-mode="lr-tb"/>
    </style:style>
    <style:style style:name="gr236" style:family="graphic" style:parent-style-name="RequiredClass">
      <style:graphic-properties fo:min-height="0.55cm" fo:min-width="2.586cm"/>
      <style:paragraph-properties style:writing-mode="lr-tb"/>
    </style:style>
    <style:style style:name="gr237" style:family="graphic" style:parent-style-name="RequiredClass">
      <style:graphic-properties fo:min-height="0.55cm" fo:min-width="1.776cm"/>
      <style:paragraph-properties style:writing-mode="lr-tb"/>
    </style:style>
    <style:style style:name="gr238" style:family="graphic" style:parent-style-name="OptionalDeco">
      <style:graphic-properties fo:min-height="0.55cm" fo:min-width="3.694cm"/>
      <style:paragraph-properties style:writing-mode="lr-tb"/>
    </style:style>
    <style:style style:name="gr239" style:family="graphic" style:parent-style-name="RequiredClass">
      <style:graphic-properties fo:min-height="0.55cm" fo:min-width="2.208cm"/>
      <style:paragraph-properties style:writing-mode="lr-tb"/>
    </style:style>
    <style:style style:name="gr240" style:family="graphic" style:parent-style-name="RequiredClass">
      <style:graphic-properties fo:min-height="0.55cm" fo:min-width="2.996cm"/>
      <style:paragraph-properties style:writing-mode="lr-tb"/>
    </style:style>
    <style:style style:name="gr241" style:family="graphic" style:parent-style-name="RequiredClass">
      <style:graphic-properties fo:min-height="0.55cm" fo:min-width="5.699cm"/>
      <style:paragraph-properties style:writing-mode="lr-tb"/>
    </style:style>
    <style:style style:name="gr242" style:family="graphic" style:parent-style-name="OptionalDeco">
      <style:graphic-properties fo:min-height="0.549cm" fo:min-width="3.122cm"/>
      <style:paragraph-properties style:writing-mode="lr-tb"/>
    </style:style>
    <style:style style:name="gr243" style:family="graphic" style:parent-style-name="RequiredClass">
      <style:graphic-properties draw:fill-color="#ffffff"/>
      <style:paragraph-properties style:writing-mode="lr-tb"/>
    </style:style>
    <style:style style:name="gr244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45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6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47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48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49" style:family="graphic" style:parent-style-name="standard">
      <style:graphic-properties draw:stroke="none" draw:fill="none" fo:min-height="4.026cm"/>
      <style:paragraph-properties style:writing-mode="lr-tb"/>
    </style:style>
    <style:style style:name="gr250" style:family="graphic" style:parent-style-name="OptionalDeco">
      <style:graphic-properties fo:min-height="0.55cm" fo:min-width="3.852cm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draw:fill="none" fo:min-height="3.391cm"/>
      <style:paragraph-properties style:writing-mode="lr-tb"/>
    </style:style>
    <style:style style:name="gr255" style:family="graphic" style:parent-style-name="standard">
      <style:graphic-properties draw:stroke="none" draw:fill="none" fo:min-height="4.025cm"/>
      <style:paragraph-properties style:writing-mode="lr-tb"/>
    </style:style>
    <style:style style:name="gr256" style:family="graphic" style:parent-style-name="standard">
      <style:graphic-properties draw:stroke="none" draw:fill="none" fo:min-height="9.364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0" style:family="graphic" style:parent-style-name="OptionalDeco">
      <style:graphic-properties fo:min-height="0.55cm" fo:min-width="3.884cm"/>
      <style:paragraph-properties style:writing-mode="lr-tb"/>
    </style:style>
    <style:style style:name="gr261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2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4" style:family="graphic" style:parent-style-name="OptionalDeco">
      <style:graphic-properties fo:min-height="0.504cm" fo:min-width="3.909cm"/>
      <style:paragraph-properties style:writing-mode="lr-tb"/>
    </style:style>
    <style:style style:name="gr26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6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6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8" style:family="graphic" style:parent-style-name="RequiredClass">
      <style:graphic-properties fo:min-height="0.549cm" fo:min-width="3.792cm"/>
      <style:paragraph-properties style:writing-mode="lr-tb"/>
    </style:style>
    <style:style style:name="gr269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70" style:family="graphic" style:parent-style-name="RequiredClass">
      <style:graphic-properties fo:min-height="0.505cm" fo:min-width="2.658cm"/>
      <style:paragraph-properties style:writing-mode="lr-tb"/>
    </style:style>
    <style:style style:name="gr271" style:family="graphic" style:parent-style-name="RequiredClass">
      <style:graphic-properties fo:min-height="0.504cm" fo:min-width="2.866cm"/>
      <style:paragraph-properties style:writing-mode="lr-tb"/>
    </style:style>
    <style:style style:name="gr272" style:family="graphic" style:parent-style-name="RequiredClass">
      <style:graphic-properties fo:min-height="0.504cm" fo:min-width="2.863cm"/>
      <style:paragraph-properties style:writing-mode="lr-tb"/>
    </style:style>
    <style:style style:name="gr273" style:family="graphic" style:parent-style-name="RequiredClass">
      <style:graphic-properties fo:min-height="0.549cm" fo:min-width="3.46cm"/>
      <style:paragraph-properties style:writing-mode="lr-tb"/>
    </style:style>
    <style:style style:name="gr274" style:family="graphic" style:parent-style-name="OptionalDeco">
      <style:graphic-properties fo:min-height="0.549cm" fo:min-width="3.46cm"/>
      <style:paragraph-properties style:writing-mode="lr-tb"/>
    </style:style>
    <style:style style:name="gr275" style:family="graphic" style:parent-style-name="OptionalDeco">
      <style:graphic-properties fo:min-height="0.549cm" fo:min-width="4.329cm"/>
      <style:paragraph-properties style:writing-mode="lr-tb"/>
    </style:style>
    <style:style style:name="gr276" style:family="graphic" style:parent-style-name="RequiredClass">
      <style:graphic-properties fo:min-height="0.504cm" fo:min-width="2.864cm"/>
      <style:paragraph-properties style:writing-mode="lr-tb"/>
    </style:style>
    <style:style style:name="gr277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8" style:family="graphic" style:parent-style-name="standard">
      <style:graphic-properties draw:stroke="none" draw:fill="none" fo:min-height="8.275cm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2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3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8" style:family="graphic" style:parent-style-name="standard">
      <style:graphic-properties draw:stroke="none" draw:fill="none" fo:min-height="2.438cm"/>
      <style:paragraph-properties style:writing-mode="lr-tb"/>
    </style:style>
    <style:style style:name="gr289" style:family="graphic" style:parent-style-name="OptionalDeco">
      <style:graphic-properties fo:min-height="0.55cm" fo:min-width="3.208cm"/>
      <style:paragraph-properties style:writing-mode="lr-tb"/>
    </style:style>
    <style:style style:name="gr290" style:family="graphic" style:parent-style-name="OptionalDeco">
      <style:graphic-properties fo:min-height="0.55cm" fo:min-width="3.743cm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4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95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96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style:paragraph-properties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-color="#ffffff"/>
      <style:paragraph-properties fo:text-align="start" style:writing-mode="lr-tb"/>
    </style:style>
    <style:style style:name="P6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7" draw:start-glue-point="1" draw:end-shape="id118" draw:end-glue-point="0" svg:d="M15540 10238h5161v1025" svg:viewBox="0 0 5162 1026">
          <text:p/>
        </draw:connector>
        <draw:custom-shape draw:style-name="gr153" draw:text-style-name="P13" xml:id="id117" draw:id="id117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22" draw:id="id122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23" draw:id="id123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8" draw:text-style-name="P4" draw:layer="layout" draw:line-skew="-0.079cm" svg:x1="13.432cm" svg:y1="4.62cm" svg:x2="17.543cm" svg:y2="6.597cm" draw:start-shape="id121" draw:start-glue-point="2" draw:end-shape="id122" draw:end-glue-point="0" svg:d="M13432 4620v910h4111v1067" svg:viewBox="0 0 4112 1978">
          <text:p/>
        </draw:connector>
        <draw:connector draw:style-name="gr158" draw:text-style-name="P4" draw:layer="layout" draw:line-skew="-0.052cm" svg:x1="13.432cm" svg:y1="4.62cm" svg:x2="11.404cm" svg:y2="6.597cm" draw:start-shape="id121" draw:start-glue-point="2" draw:end-shape="id123" draw:end-glue-point="0" svg:d="M13432 4620v937h-2028v1040" svg:viewBox="0 0 2029 1978">
          <text:p/>
        </draw:connector>
        <draw:custom-shape draw:style-name="gr154" draw:text-style-name="P13" xml:id="id124" draw:id="id124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052cm" svg:x1="13.432cm" svg:y1="4.62cm" svg:x2="5.266cm" svg:y2="6.597cm" draw:start-shape="id121" draw:start-glue-point="2" draw:end-shape="id124" draw:end-glue-point="0" svg:d="M13432 4620v937h-8166v1040" svg:viewBox="0 0 8167 1978">
          <text:p/>
        </draw:connector>
        <draw:custom-shape draw:style-name="gr41" draw:text-style-name="P4" xml:id="id127" draw:id="id127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4" draw:text-style-name="P13" xml:id="id125" draw:id="id125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2cm" svg:y1="10.605cm" svg:x2="13.432cm" svg:y2="11.545cm" draw:start-shape="id117" draw:start-glue-point="2" draw:end-shape="id125" draw:end-glue-point="0" svg:d="M13432 10605v940" svg:viewBox="0 0 1 941">
          <text:p/>
        </draw:connector>
        <draw:connector draw:style-name="gr159" draw:text-style-name="P4" draw:layer="layout" svg:x1="17.543cm" svg:y1="7.331cm" svg:x2="13.432cm" svg:y2="9.871cm" draw:start-shape="id122" draw:start-glue-point="2" draw:end-shape="id117" draw:end-glue-point="0" svg:d="M17543 7331v1270h-4111v1270" svg:viewBox="0 0 4112 2541">
          <text:p/>
        </draw:connector>
        <draw:connector draw:style-name="gr159" draw:text-style-name="P4" draw:layer="layout" svg:x1="11.404cm" svg:y1="7.331cm" svg:x2="13.432cm" svg:y2="9.871cm" draw:start-shape="id123" draw:start-glue-point="2" draw:end-shape="id117" draw:end-glue-point="0" svg:d="M11404 7331v1270h2028v1270" svg:viewBox="0 0 2029 2541">
          <text:p/>
        </draw:connector>
        <draw:connector draw:style-name="gr159" draw:text-style-name="P4" draw:layer="layout" svg:x1="5.266cm" svg:y1="7.331cm" svg:x2="13.432cm" svg:y2="9.871cm" draw:start-shape="id124" draw:start-glue-point="2" draw:end-shape="id117" draw:end-glue-point="0" svg:d="M5266 7331v1270h8166v1270" svg:viewBox="0 0 8167 2541">
          <text:p/>
        </draw:connector>
        <draw:frame draw:style-name="gr105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0" draw:text-style-name="P30" draw:layer="layout" svg:width="5.303cm" svg:height="1.509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1" draw:text-style-name="P30" xml:id="id118" draw:id="id118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126" draw:id="id126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079cm" svg:x1="13.432cm" svg:y1="4.62cm" svg:x2="23.681cm" svg:y2="6.597cm" draw:start-shape="id121" draw:start-glue-point="2" draw:end-shape="id126" draw:end-glue-point="0" svg:d="M13432 4620v910h10249v1067" svg:viewBox="0 0 10250 1978">
          <text:p/>
        </draw:connector>
        <draw:connector draw:style-name="gr159" draw:text-style-name="P4" draw:layer="layout" svg:x1="23.681cm" svg:y1="7.331cm" svg:x2="13.432cm" svg:y2="9.871cm" draw:start-shape="id126" draw:start-glue-point="2" draw:end-shape="id117" draw:end-glue-point="0" svg:d="M23681 7331v1270h-10249v1270" svg:viewBox="0 0 10250 2541">
          <text:p/>
        </draw:connector>
        <draw:custom-shape draw:style-name="gr163" draw:text-style-name="P13" xml:id="id121" draw:id="id121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3cm" svg:y1="3.029cm" svg:x2="13.432cm" svg:y2="3.886cm" draw:start-shape="id127" draw:start-glue-point="8" draw:end-shape="id121" draw:end-glue-point="0" svg:d="M13433 3029v421h-1v436" svg:viewBox="0 0 2 858">
          <text:p/>
        </draw:connector>
        <draw:custom-shape draw:style-name="gr164" draw:text-style-name="P48" xml:id="id128" draw:id="id128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2cm" svg:y1="12.279cm" svg:x2="13.432cm" svg:y2="13.174cm" draw:start-shape="id125" draw:start-glue-point="2" draw:end-shape="id128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5" draw:text-style-name="P49" xml:id="id134" draw:id="id134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6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7" draw:text-style-name="P19" xml:id="id129" draw:id="id129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30" draw:id="id130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31" draw:id="id131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537cm" svg:y1="7.061cm" svg:x2="18.537cm" svg:y2="7.931cm" draw:start-shape="id129" draw:start-glue-point="2" draw:end-shape="id130" draw:end-glue-point="0" svg:d="M18537 7061v870" svg:viewBox="0 0 1 871">
          <text:p/>
        </draw:connector>
        <draw:connector draw:style-name="gr159" draw:text-style-name="P4" draw:layer="layout" svg:x1="18.537cm" svg:y1="8.665cm" svg:x2="15.99cm" svg:y2="9.667cm" draw:start-shape="id130" draw:start-glue-point="2" draw:end-shape="id131" draw:end-glue-point="0" svg:d="M18537 8665v501h-2547v501" svg:viewBox="0 0 2548 1003">
          <text:p/>
        </draw:connector>
        <draw:custom-shape draw:style-name="gr168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2" draw:id="id13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30" xml:id="id133" draw:id="id13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2" draw:start-glue-point="2" draw:end-shape="id133" draw:end-glue-point="0" svg:d="M6627 5861v954" svg:viewBox="0 0 1 955">
          <text:p/>
        </draw:connector>
        <draw:connector draw:style-name="gr158" draw:text-style-name="P4" draw:layer="layout" svg:x1="18.482cm" svg:y1="13.23cm" svg:x2="21.162cm" svg:y2="14.952cm" draw:start-shape="id134" draw:start-glue-point="2" draw:end-shape="id135" draw:end-glue-point="0" svg:d="M18482 13230v878h2680v844" svg:viewBox="0 0 2681 1723">
          <text:p/>
        </draw:connector>
        <draw:connector draw:style-name="gr158" draw:text-style-name="P4" draw:layer="layout" svg:x1="18.482cm" svg:y1="13.23cm" svg:x2="15.99cm" svg:y2="14.971cm" draw:start-shape="id134" draw:start-glue-point="2" draw:end-shape="id136" draw:end-glue-point="0" svg:d="M18482 13230v888h-2492v853" svg:viewBox="0 0 2493 1742">
          <text:p/>
        </draw:connector>
        <draw:frame draw:style-name="gr171" draw:text-style-name="P47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7" draw:id="id137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538cm" svg:y1="3.357cm" svg:x2="18.537cm" svg:y2="4.769cm" draw:start-shape="id137" draw:start-glue-point="8" draw:end-shape="id138" draw:end-glue-point="0" svg:d="M18538 3357v698h-1v714" svg:viewBox="0 0 2 1413">
          <text:p/>
        </draw:connector>
        <draw:custom-shape draw:style-name="gr154" draw:text-style-name="P13" xml:id="id139" draw:id="id139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2" draw:layer="layout" svg:x1="18.537cm" svg:y1="8.665cm" svg:x2="21.162cm" svg:y2="9.667cm" draw:start-shape="id130" draw:start-glue-point="2" draw:end-shape="id139" draw:end-glue-point="0" svg:d="M18537 8665v501h2625v501" svg:viewBox="0 0 2626 1003">
          <text:p/>
        </draw:connector>
        <draw:connector draw:style-name="gr172" draw:layer="layout" svg:x1="21.162cm" svg:y1="10.401cm" svg:x2="18.482cm" svg:y2="11.725cm" draw:start-shape="id139" draw:start-glue-point="2" draw:end-shape="id134" draw:end-glue-point="0" svg:d="M21162 10401v644h-2680v680" svg:viewBox="0 0 2681 1325">
          <text:p/>
        </draw:connector>
        <draw:connector draw:style-name="gr172" draw:layer="layout" svg:x1="15.99cm" svg:y1="10.401cm" svg:x2="18.482cm" svg:y2="11.725cm" draw:start-shape="id131" draw:start-glue-point="2" draw:end-shape="id134" draw:end-glue-point="0" svg:d="M15990 10401v644h2492v680" svg:viewBox="0 0 2493 1325">
          <text:p/>
        </draw:connector>
        <draw:custom-shape draw:style-name="gr167" draw:text-style-name="P19" xml:id="id138" draw:id="id138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18.537cm" svg:y1="5.503cm" svg:x2="18.537cm" svg:y2="6.327cm" draw:start-shape="id138" draw:start-glue-point="2" draw:end-shape="id129" draw:end-glue-point="0" svg:d="M18537 5503v824" svg:viewBox="0 0 1 825">
          <text:p/>
        </draw:connector>
      </draw:page>
      <draw:page draw:name="page14" draw:style-name="dp1" draw:master-page-name="Default">
        <draw:custom-shape draw:style-name="gr174" draw:text-style-name="P52" xml:id="id140" draw:id="id140" draw:layer="layout" svg:width="13.018cm" svg:height="15.875cm" svg:x="3.857cm" svg:y="3.222cm">
          <text:p text:style-name="P51"><text:span text:style-name="T9">Allow Rule 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141" draw:id="id141" draw:layer="layout" svg:width="4.445cm" svg:height="0.734cm" svg:x="5.776cm" svg:y="4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2" draw:id="id142" draw:layer="layout" svg:width="4.445cm" svg:height="0.734cm" svg:x="5.776cm" svg:y="6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143" draw:id="id143" draw:layer="layout" svg:width="4.445cm" svg:height="0.734cm" svg:x="5.776cm" svg:y="9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4" draw:id="id144" draw:layer="layout" svg:width="4.445cm" svg:height="0.734cm" svg:x="5.776cm" svg:y="10.9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5" draw:id="id145" draw:layer="layout" svg:width="4.445cm" svg:height="0.734cm" svg:x="5.776cm" svg:y="12.7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6" draw:text-style-name="P53" xml:id="id149" draw:id="id149" draw:layer="layout" svg:width="3.064cm" svg:height="0.734cm" svg:x="11.85cm" svg:y="8.3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3" xml:id="id150" draw:id="id150" draw:layer="layout" svg:width="3.067cm" svg:height="0.734cm" svg:x="11.85cm" svg:y="9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6" draw:id="id146" draw:layer="layout" svg:width="4.445cm" svg:height="0.734cm" svg:x="5.776cm" svg:y="14.4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7" draw:id="id147" draw:layer="layout" svg:width="4.445cm" svg:height="0.734cm" svg:x="5.776cm" svg:y="16.1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8" draw:id="id148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8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2" draw:layer="layout" draw:line-skew="1.471cm" svg:x1="3.857cm" svg:y1="11.159cm" svg:x2="5.776cm" svg:y2="4.39cm" draw:start-shape="id140" draw:start-glue-point="3" draw:end-shape="id141" draw:end-glue-point="3" svg:d="M3857 11159h953v-6769h966" svg:viewBox="0 0 1920 6770">
          <text:p/>
        </draw:connector>
        <draw:connector draw:style-name="gr172" draw:layer="layout" draw:line-skew="1.471cm" svg:x1="3.857cm" svg:y1="11.159cm" svg:x2="5.776cm" svg:y2="7.314cm" draw:start-shape="id140" draw:start-glue-point="3" draw:end-shape="id142" draw:end-glue-point="3" svg:d="M3857 11159h953v-3845h966" svg:viewBox="0 0 1920 3846">
          <text:p/>
        </draw:connector>
        <draw:connector draw:style-name="gr172" draw:layer="layout" draw:line-skew="1.471cm" svg:x1="3.857cm" svg:y1="11.159cm" svg:x2="5.776cm" svg:y2="9.437cm" draw:start-shape="id140" draw:end-shape="id143" draw:end-glue-point="3" svg:d="M3857 11159h953v-1722h966" svg:viewBox="0 0 1920 1723">
          <text:p/>
        </draw:connector>
        <draw:connector draw:style-name="gr172" draw:layer="layout" draw:line-skew="1.471cm" svg:x1="3.857cm" svg:y1="11.159cm" svg:x2="5.776cm" svg:y2="11.361cm" draw:start-shape="id140" draw:end-shape="id144" draw:end-glue-point="3" svg:d="M3857 11159h953v202h966" svg:viewBox="0 0 1920 203">
          <text:p/>
        </draw:connector>
        <draw:connector draw:style-name="gr172" draw:layer="layout" draw:line-skew="1.471cm" svg:x1="3.857cm" svg:y1="11.159cm" svg:x2="5.776cm" svg:y2="13.084cm" draw:start-shape="id140" draw:start-glue-point="3" draw:end-shape="id145" draw:end-glue-point="3" svg:d="M3857 11159h953v1925h966" svg:viewBox="0 0 1920 1926">
          <text:p/>
        </draw:connector>
        <draw:connector draw:style-name="gr172" draw:layer="layout" draw:line-skew="1.471cm" svg:x1="3.857cm" svg:y1="11.159cm" svg:x2="5.776cm" svg:y2="14.808cm" draw:start-shape="id140" draw:end-shape="id146" draw:end-glue-point="3" svg:d="M3857 11159h953v3649h966" svg:viewBox="0 0 1920 3650">
          <text:p/>
        </draw:connector>
        <draw:connector draw:style-name="gr172" draw:layer="layout" draw:line-skew="1.471cm" svg:x1="3.857cm" svg:y1="11.159cm" svg:x2="5.776cm" svg:y2="16.775cm" draw:start-shape="id140" draw:end-shape="id147" draw:end-glue-point="11" svg:d="M3857 11159h953v5616h966" svg:viewBox="0 0 1920 5617">
          <text:p/>
        </draw:connector>
        <draw:connector draw:style-name="gr172" draw:layer="layout" draw:line-skew="1.471cm" svg:x1="3.857cm" svg:y1="11.159cm" svg:x2="5.776cm" svg:y2="18.199cm" draw:start-shape="id140" draw:start-glue-point="3" draw:end-shape="id148" draw:end-glue-point="11" svg:d="M3857 11159h953v7040h966" svg:viewBox="0 0 1920 7041">
          <text:p/>
        </draw:connector>
        <draw:connector draw:style-name="gr172" draw:layer="layout" svg:x1="10.221cm" svg:y1="9.437cm" svg:x2="11.85cm" svg:y2="8.734cm" draw:start-shape="id143" draw:start-glue-point="1" draw:end-shape="id149" draw:end-glue-point="3" svg:d="M10221 9437h814v-703h815" svg:viewBox="0 0 1630 704">
          <text:p/>
        </draw:connector>
        <draw:connector draw:style-name="gr172" draw:layer="layout" svg:x1="10.221cm" svg:y1="9.437cm" svg:x2="11.85cm" svg:y2="10.223cm" draw:start-shape="id143" draw:start-glue-point="1" draw:end-shape="id150" svg:d="M10221 9437h814v786h815" svg:viewBox="0 0 1630 787">
          <text:p/>
        </draw:connector>
        <draw:connector draw:style-name="gr172" draw:layer="layout" draw:line-skew="-1.471cm" svg:x1="10.221cm" svg:y1="4.39cm" svg:x2="16.875cm" svg:y2="11.159cm" draw:start-shape="id141" draw:start-glue-point="1" draw:end-shape="id140" draw:end-glue-point="1" svg:d="M10221 4390h5701v6769h953" svg:viewBox="0 0 6655 6770">
          <text:p/>
        </draw:connector>
        <draw:connector draw:style-name="gr179" draw:text-style-name="P9" draw:layer="layout" draw:line-skew="-1.471cm" svg:x1="14.914cm" svg:y1="8.734cm" svg:x2="16.875cm" svg:y2="11.159cm" draw:start-shape="id149" draw:start-glue-point="1" draw:end-shape="id140" svg:d="M14914 8734h1008v2425h953" svg:viewBox="0 0 1962 2426">
          <text:p/>
        </draw:connector>
        <draw:connector draw:style-name="gr172" draw:layer="layout" draw:line-skew="-1.471cm" svg:x1="14.917cm" svg:y1="10.223cm" svg:x2="16.875cm" svg:y2="11.159cm" draw:start-shape="id150" draw:start-glue-point="1" draw:end-shape="id140" draw:end-glue-point="1" svg:d="M14917 10223h1005v936h953" svg:viewBox="0 0 1959 937">
          <text:p/>
        </draw:connector>
        <draw:connector draw:style-name="gr172" draw:layer="layout" draw:line-skew="-1.471cm" svg:x1="10.221cm" svg:y1="11.361cm" svg:x2="16.875cm" svg:y2="11.159cm" draw:start-shape="id144" draw:start-glue-point="1" draw:end-shape="id140" draw:end-glue-point="1" svg:d="M10221 11361h5701v-202h953" svg:viewBox="0 0 6655 203">
          <text:p/>
        </draw:connector>
        <draw:connector draw:style-name="gr172" draw:layer="layout" draw:line-skew="-1.471cm" svg:x1="10.221cm" svg:y1="13.084cm" svg:x2="16.875cm" svg:y2="11.159cm" draw:start-shape="id145" draw:start-glue-point="1" draw:end-shape="id140" draw:end-glue-point="1" svg:d="M10221 13084h5701v-1925h953" svg:viewBox="0 0 6655 1926">
          <text:p/>
        </draw:connector>
        <draw:connector draw:style-name="gr172" draw:layer="layout" draw:line-skew="-1.471cm" svg:x1="10.221cm" svg:y1="14.808cm" svg:x2="16.875cm" svg:y2="11.159cm" draw:start-shape="id146" draw:start-glue-point="1" draw:end-shape="id140" draw:end-glue-point="1" svg:d="M10221 14808h5701v-3649h953" svg:viewBox="0 0 6655 3650">
          <text:p/>
        </draw:connector>
        <draw:connector draw:style-name="gr172" draw:layer="layout" draw:line-skew="-1.471cm" svg:x1="10.221cm" svg:y1="16.531cm" svg:x2="16.875cm" svg:y2="11.159cm" draw:start-shape="id147" draw:start-glue-point="1" draw:end-shape="id140" draw:end-glue-point="1" svg:d="M10221 16531h5701v-5372h953" svg:viewBox="0 0 6655 5373">
          <text:p/>
        </draw:connector>
        <draw:connector draw:style-name="gr172" draw:layer="layout" draw:line-skew="-1.471cm" svg:x1="10.221cm" svg:y1="17.955cm" svg:x2="16.875cm" svg:y2="11.159cm" draw:start-shape="id148" draw:start-glue-point="1" draw:end-shape="id140" draw:end-glue-point="1" svg:d="M10221 17955h5701v-6796h953" svg:viewBox="0 0 6655 6797">
          <text:p/>
        </draw:connector>
        <draw:connector draw:style-name="gr172" draw:layer="layout" draw:line-skew="-1.471cm" svg:x1="10.22cm" svg:y1="7.558cm" svg:x2="16.875cm" svg:y2="11.159cm" draw:start-shape="id142" draw:start-glue-point="8" draw:end-shape="id140" draw:end-glue-point="1" svg:d="M10220 7558h5702v3601h953" svg:viewBox="0 0 6656 3602">
          <text:p/>
        </draw:connector>
        <draw:custom-shape draw:style-name="gr175" draw:text-style-name="P13" xml:id="id151" draw:id="id151" draw:layer="layout" svg:width="4.445cm" svg:height="0.734cm" svg:x="5.776cm" svg:y="5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1.476cm" svg:x1="3.857cm" svg:y1="11.159cm" svg:x2="5.776cm" svg:y2="5.646cm" draw:start-shape="id140" draw:start-glue-point="3" draw:end-shape="id151" draw:end-glue-point="10" svg:d="M3857 11159h958v-5513h961" svg:viewBox="0 0 1920 5514">
          <text:p/>
        </draw:connector>
        <draw:connector draw:style-name="gr159" draw:text-style-name="P4" draw:layer="layout" draw:line-skew="-1.492cm" svg:x1="10.22cm" svg:y1="6.134cm" svg:x2="16.875cm" svg:y2="11.159cm" draw:start-shape="id151" draw:start-glue-point="8" draw:end-shape="id140" draw:end-glue-point="1" svg:d="M10220 6134h5681v5025h974" svg:viewBox="0 0 6656 5026">
          <text:p/>
        </draw:connector>
      </draw:page>
      <draw:page draw:name="page15" draw:style-name="dp1" draw:master-page-name="Default">
        <draw:frame draw:style-name="gr180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5" draw:id="id155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6" draw:id="id156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1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2" draw:id="id152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30" xml:id="id153" draw:id="id153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2" draw:start-glue-point="2" draw:end-shape="id153" draw:end-glue-point="0" svg:d="M20296 14116v954" svg:viewBox="0 0 1 955">
          <text:p/>
        </draw:connector>
        <draw:connector draw:style-name="gr158" draw:text-style-name="P4" draw:layer="layout" svg:x1="13.579cm" svg:y1="7.784cm" svg:x2="6.23cm" svg:y2="10.011cm" draw:start-shape="id154" draw:start-glue-point="2" draw:end-shape="id155" draw:end-glue-point="0" svg:d="M13579 7784v1114h-7349v1113" svg:viewBox="0 0 7350 2228">
          <text:p/>
        </draw:connector>
        <draw:connector draw:style-name="gr158" draw:text-style-name="P4" draw:layer="layout" svg:x1="13.579cm" svg:y1="7.784cm" svg:x2="11.071cm" svg:y2="10.011cm" draw:start-shape="id154" draw:start-glue-point="2" draw:end-shape="id156" draw:end-glue-point="0" svg:d="M13579 7784v1114h-2508v1113" svg:viewBox="0 0 2509 2228">
          <text:p/>
        </draw:connector>
        <draw:connector draw:style-name="gr158" draw:text-style-name="P4" draw:layer="layout" svg:x1="13.579cm" svg:y1="7.784cm" svg:x2="15.913cm" svg:y2="10.011cm" draw:start-shape="id154" draw:start-glue-point="2" draw:end-shape="id157" draw:end-glue-point="0" svg:d="M13579 7784v1114h2334v1113" svg:viewBox="0 0 2335 2228">
          <text:p/>
        </draw:connector>
        <draw:custom-shape draw:style-name="gr24" draw:text-style-name="P13" xml:id="id158" draw:id="id158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579cm" svg:y1="7.784cm" svg:x2="20.806cm" svg:y2="10.011cm" draw:start-shape="id154" draw:start-glue-point="2" draw:end-shape="id158" draw:end-glue-point="0" svg:d="M13579 7784v1114h7227v1113" svg:viewBox="0 0 7228 2228">
          <text:p/>
        </draw:connector>
        <draw:custom-shape draw:style-name="gr41" draw:text-style-name="P4" xml:id="id159" draw:id="id159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4" draw:text-style-name="P13" xml:id="id154" draw:id="id154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4" draw:text-style-name="P13" xml:id="id160" draw:id="id160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58cm" svg:y1="4.429cm" svg:x2="13.579cm" svg:y2="5.462cm" draw:start-shape="id159" draw:start-glue-point="8" draw:end-shape="id160" draw:end-glue-point="0" svg:d="M13580 4429v509h-1v524" svg:viewBox="0 0 2 1034">
          <text:p/>
        </draw:connector>
        <draw:connector draw:style-name="gr159" draw:text-style-name="P4" draw:layer="layout" svg:x1="13.579cm" svg:y1="6.196cm" svg:x2="13.579cm" svg:y2="7.05cm" draw:start-shape="id160" draw:start-glue-point="2" draw:end-shape="id154" draw:end-glue-point="0" svg:d="M13579 6196v854" svg:viewBox="0 0 1 855">
          <text:p/>
        </draw:connector>
      </draw:page>
      <draw:page draw:name="page16" draw:style-name="dp1" draw:master-page-name="Default">
        <draw:frame draw:style-name="gr180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4" draw:text-style-name="P13" xml:id="id164" draw:id="id164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3" xml:id="id165" draw:id="id165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9" xml:id="id163" draw:id="id163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1" draw:id="id16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30" xml:id="id162" draw:id="id16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1" draw:start-glue-point="2" draw:end-shape="id162" draw:end-glue-point="0" svg:d="M20438 15069v954" svg:viewBox="0 0 1 955">
          <text:p/>
        </draw:connector>
        <draw:connector draw:style-name="gr158" draw:text-style-name="P4" draw:layer="layout" svg:x1="9.258cm" svg:y1="6.39cm" svg:x2="7.546cm" svg:y2="8.171cm" draw:start-shape="id163" draw:start-glue-point="2" draw:end-shape="id164" draw:end-glue-point="0" svg:d="M9258 6390v891h-1712v890" svg:viewBox="0 0 1713 1782">
          <text:p/>
        </draw:connector>
        <draw:connector draw:style-name="gr158" draw:text-style-name="P4" draw:layer="layout" svg:x1="9.258cm" svg:y1="6.39cm" svg:x2="3.374cm" svg:y2="8.171cm" draw:start-shape="id163" draw:start-glue-point="2" draw:end-shape="id165" draw:end-glue-point="0" svg:d="M9258 6390v891h-5884v890" svg:viewBox="0 0 5885 1782">
          <text:p/>
        </draw:connector>
        <draw:custom-shape draw:style-name="gr189" draw:text-style-name="P48" xml:id="id169" draw:id="id169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6" draw:id="id166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4" draw:text-style-name="P13" xml:id="id167" draw:id="id167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269cm" svg:x1="14.259cm" svg:y1="4.204cm" svg:x2="20.609cm" svg:y2="6.192cm" draw:start-shape="id166" draw:start-glue-point="8" draw:end-shape="id167" draw:end-glue-point="0" svg:d="M14259 4204v717h6350v1271" svg:viewBox="0 0 6351 1989">
          <text:p/>
        </draw:connector>
        <draw:frame draw:style-name="gr48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90" draw:text-style-name="P54" xml:id="id168" draw:id="id168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20.609cm" svg:y1="6.926cm" svg:x2="17.99cm" svg:y2="8.942cm" draw:start-shape="id167" draw:start-glue-point="2" draw:end-shape="id168" draw:end-glue-point="0" svg:d="M20609 6926v1008h-2619v1008" svg:viewBox="0 0 2620 2017">
          <text:p/>
        </draw:connector>
        <draw:connector draw:style-name="gr159" draw:text-style-name="P4" draw:layer="layout" svg:x1="20.609cm" svg:y1="6.926cm" svg:x2="22.979cm" svg:y2="8.942cm" draw:start-shape="id167" draw:start-glue-point="2" draw:end-shape="id169" draw:end-glue-point="0" svg:d="M20609 6926v1008h2370v1008" svg:viewBox="0 0 2371 2017">
          <text:p/>
        </draw:connector>
        <draw:connector draw:style-name="gr159" draw:text-style-name="P4" draw:layer="layout" svg:x1="14.259cm" svg:y1="4.204cm" svg:x2="9.258cm" svg:y2="5.656cm" draw:start-shape="id166" draw:start-glue-point="8" draw:end-shape="id163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3" draw:start-glue-point="1" draw:end-shape="id169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3" draw:start-glue-point="1" draw:end-shape="id168" draw:end-glue-point="2" svg:d="M11360 6023h3120v4786h3510v-1133" svg:viewBox="0 0 6631 4787">
          <text:p/>
        </draw:connector>
        <draw:frame draw:style-name="gr191" draw:text-style-name="P55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5" draw:text-style-name="P13" xml:id="id170" draw:id="id170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9.258cm" svg:y1="6.39cm" svg:x2="11.698cm" svg:y2="8.171cm" draw:start-shape="id163" draw:start-glue-point="2" draw:end-shape="id170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2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3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6" draw:id="id17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75" draw:id="id17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74" draw:id="id17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1" draw:id="id17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7" draw:text-style-name="P30" xml:id="id172" draw:id="id17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1" draw:start-glue-point="2" draw:end-shape="id172" draw:end-glue-point="0" svg:d="M7738 6496v1011" svg:viewBox="0 0 1 1012">
          <text:p/>
        </draw:connector>
        <draw:custom-shape draw:style-name="gr41" draw:text-style-name="P4" xml:id="id173" draw:id="id17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145cm" svg:y1="4.81cm" svg:x2="18.144cm" svg:y2="6.08cm" draw:start-shape="id173" draw:start-glue-point="8" draw:end-shape="id174" draw:end-glue-point="0" svg:d="M18145 4810v627h-1v643" svg:viewBox="0 0 2 1271">
          <text:p/>
        </draw:connector>
        <draw:connector draw:style-name="gr159" draw:text-style-name="P4" draw:layer="layout" svg:x1="18.144cm" svg:y1="6.814cm" svg:x2="18.144cm" svg:y2="7.817cm" draw:start-shape="id174" draw:start-glue-point="2" draw:end-shape="id175" draw:end-glue-point="0" svg:d="M18144 6814v1003" svg:viewBox="0 0 1 1004">
          <text:p/>
        </draw:connector>
        <draw:connector draw:style-name="gr159" draw:text-style-name="P4" draw:layer="layout" svg:x1="18.144cm" svg:y1="8.551cm" svg:x2="18.144cm" svg:y2="9.791cm" draw:start-shape="id175" draw:start-glue-point="2" draw:end-shape="id176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8" draw:text-style-name="P52" xml:id="id177" draw:id="id177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9" draw:text-style-name="P48" xml:id="id183" draw:id="id183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89" draw:id="id189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2" draw:id="id182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78" draw:id="id178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699cm" svg:y1="15.847cm" svg:x2="8.616cm" svg:y2="17.157cm" draw:start-shape="id177" draw:start-glue-point="2" draw:end-shape="id178" draw:end-glue-point="0" svg:d="M13699 15847v646h-5083v664" svg:viewBox="0 0 5084 1311">
          <text:p/>
        </draw:connector>
        <draw:custom-shape draw:style-name="gr167" draw:text-style-name="P19" xml:id="id179" draw:id="id179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80" draw:id="id180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4" draw:id="id184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91" draw:id="id191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699cm" svg:y1="15.847cm" svg:x2="13.724cm" svg:y2="17.173cm" draw:start-shape="id177" draw:start-glue-point="2" draw:end-shape="id179" draw:end-glue-point="0" svg:d="M13699 15847v654h25v672" svg:viewBox="0 0 26 1327">
          <text:p/>
        </draw:connector>
        <draw:connector draw:style-name="gr159" draw:text-style-name="P4" draw:layer="layout" svg:x1="13.699cm" svg:y1="15.847cm" svg:x2="18.599cm" svg:y2="17.173cm" draw:start-shape="id177" draw:start-glue-point="2" draw:end-shape="id180" draw:end-glue-point="0" svg:d="M13699 15847v654h4900v672" svg:viewBox="0 0 4901 1327">
          <text:p/>
        </draw:connector>
        <draw:custom-shape draw:style-name="gr41" draw:text-style-name="P4" xml:id="id181" draw:id="id181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0.528cm" svg:y1="5.493cm" svg:x2="6.31cm" svg:y2="7.08cm" draw:start-shape="id181" draw:start-glue-point="8" draw:end-shape="id182" draw:end-glue-point="0" svg:d="M10528 5493v786h-4218v801" svg:viewBox="0 0 4219 1588">
          <text:p/>
        </draw:connector>
        <draw:connector draw:style-name="gr159" draw:text-style-name="P4" draw:layer="layout" svg:x1="10.528cm" svg:y1="5.493cm" svg:x2="14.632cm" svg:y2="7.08cm" draw:start-shape="id181" draw:start-glue-point="8" draw:end-shape="id183" draw:end-glue-point="0" svg:d="M10528 5493v786h4104v801" svg:viewBox="0 0 4105 1588">
          <text:p/>
        </draw:connector>
        <draw:connector draw:style-name="gr159" draw:text-style-name="P4" draw:layer="layout" svg:x1="8.616cm" svg:y1="17.891cm" svg:x2="13.756cm" svg:y2="19.732cm" draw:start-shape="id178" draw:start-glue-point="2" draw:end-shape="id184" draw:end-glue-point="0" svg:d="M8616 17891v921h5140v920" svg:viewBox="0 0 5141 1842">
          <text:p/>
        </draw:connector>
        <draw:connector draw:style-name="gr159" draw:text-style-name="P4" draw:layer="layout" svg:x1="13.724cm" svg:y1="17.907cm" svg:x2="13.756cm" svg:y2="19.732cm" draw:start-shape="id179" draw:start-glue-point="2" draw:end-shape="id184" draw:end-glue-point="0" svg:d="M13724 17907v913h32v912" svg:viewBox="0 0 33 1826">
          <text:p/>
        </draw:connector>
        <draw:connector draw:style-name="gr159" draw:text-style-name="P4" draw:layer="layout" svg:x1="18.599cm" svg:y1="17.907cm" svg:x2="13.756cm" svg:y2="19.732cm" draw:start-shape="id180" draw:start-glue-point="2" draw:end-shape="id184" draw:end-glue-point="0" svg:d="M18599 17907v913h-4843v912" svg:viewBox="0 0 4844 1826">
          <text:p/>
        </draw:connector>
        <draw:custom-shape draw:style-name="gr202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5" draw:id="id185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4" draw:text-style-name="P30" xml:id="id186" draw:id="id186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5" draw:start-glue-point="2" draw:end-shape="id186" draw:end-glue-point="0" svg:d="M23137 3004v954" svg:viewBox="0 0 1 955">
          <text:p/>
        </draw:connector>
        <draw:frame draw:style-name="gr205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6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7" draw:text-style-name="P19" xml:id="id188" draw:id="id188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9" xml:id="id190" draw:id="id190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9" draw:text-style-name="P9" draw:layer="layout" svg:x1="11.932cm" svg:y1="9.72cm" svg:x2="14.632cm" svg:y2="11.208cm" draw:start-shape="id187" draw:start-glue-point="2" draw:end-shape="id188" draw:end-glue-point="0" svg:d="M11932 9720v743h2700v745" svg:viewBox="0 0 2701 1489">
          <text:p/>
        </draw:connector>
        <draw:custom-shape draw:style-name="gr208" draw:text-style-name="P19" xml:id="id192" draw:id="id192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93" draw:id="id193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632cm" svg:y1="11.941cm" svg:x2="3.494cm" svg:y2="14.761cm" draw:start-shape="id188" draw:start-glue-point="2" draw:end-shape="id189" svg:d="M14632 11941v1410h-11138v1410" svg:viewBox="0 0 11139 2821">
          <text:p/>
        </draw:connector>
        <draw:connector draw:style-name="gr159" draw:text-style-name="P4" draw:layer="layout" svg:x1="14.632cm" svg:y1="11.941cm" svg:x2="7.514cm" svg:y2="14.761cm" draw:start-shape="id188" draw:start-glue-point="2" draw:end-shape="id190" svg:d="M14632 11941v1410h-7118v1410" svg:viewBox="0 0 7119 2821">
          <text:p/>
        </draw:connector>
        <draw:connector draw:style-name="gr159" draw:text-style-name="P4" draw:layer="layout" svg:x1="14.632cm" svg:y1="11.941cm" svg:x2="11.534cm" svg:y2="14.761cm" draw:start-shape="id188" draw:start-glue-point="2" draw:end-shape="id191" draw:end-glue-point="0" svg:d="M14632 11941v1409h-3098v1411" svg:viewBox="0 0 3099 2821">
          <text:p/>
        </draw:connector>
        <draw:connector draw:style-name="gr159" draw:text-style-name="P4" draw:layer="layout" svg:x1="14.632cm" svg:y1="11.941cm" svg:x2="19.575cm" svg:y2="14.761cm" draw:start-shape="id188" draw:start-glue-point="2" draw:end-shape="id192" draw:end-glue-point="0" svg:d="M14632 11941v1410h4943v1410" svg:viewBox="0 0 4944 2821">
          <text:p/>
        </draw:connector>
        <draw:connector draw:style-name="gr159" draw:text-style-name="P4" draw:layer="layout" svg:x1="14.632cm" svg:y1="11.941cm" svg:x2="23.595cm" svg:y2="14.761cm" draw:start-shape="id188" draw:start-glue-point="2" draw:end-shape="id193" draw:end-glue-point="0" svg:d="M14632 11941v1410h8963v1410" svg:viewBox="0 0 8964 2821">
          <text:p/>
        </draw:connector>
        <draw:custom-shape draw:style-name="gr207" draw:text-style-name="P19" xml:id="id187" draw:id="id187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1.932cm" svg:y2="8.987cm" draw:start-shape="id183" draw:start-glue-point="2" draw:end-shape="id187" draw:end-glue-point="0" svg:d="M14632 7814v586h-2700v587" svg:viewBox="0 0 2701 1174">
          <text:p/>
        </draw:connector>
        <draw:custom-shape draw:style-name="gr207" draw:text-style-name="P19" xml:id="id194" draw:id="id194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7.751cm" svg:y2="8.987cm" draw:start-shape="id183" draw:start-glue-point="2" draw:end-shape="id194" draw:end-glue-point="0" svg:d="M14632 7814v586h3119v587" svg:viewBox="0 0 3120 1174">
          <text:p/>
        </draw:connector>
        <draw:connector draw:style-name="gr159" draw:text-style-name="P4" draw:layer="layout" svg:x1="17.751cm" svg:y1="9.72cm" svg:x2="14.632cm" svg:y2="11.208cm" draw:start-shape="id194" draw:start-glue-point="2" draw:end-shape="id188" draw:end-glue-point="0" svg:d="M17751 9720v743h-3119v745" svg:viewBox="0 0 3120 1489">
          <text:p/>
        </draw:connector>
        <draw:custom-shape draw:style-name="gr209" draw:text-style-name="P19" xml:id="id195" draw:id="id195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4.632cm" svg:y1="11.941cm" svg:x2="15.57cm" svg:y2="14.761cm" draw:start-shape="id188" draw:start-glue-point="2" draw:end-shape="id195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0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8" draw:id="id208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7" draw:id="id207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0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6" draw:id="id196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30" xml:id="id197" draw:id="id197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6" draw:start-glue-point="2" draw:end-shape="id197" draw:end-glue-point="0" svg:d="M20438 15069v954" svg:viewBox="0 0 1 955">
          <text:p/>
        </draw:connector>
        <draw:custom-shape draw:style-name="gr24" draw:text-style-name="P13" xml:id="id199" draw:id="id199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8" draw:id="id198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4" draw:text-style-name="P13" xml:id="id202" draw:id="id202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8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3" draw:id="id203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0" draw:id="id200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1" draw:id="id201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4" draw:text-style-name="P13" xml:id="id204" draw:id="id204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3" xml:id="id205" draw:id="id205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358cm" svg:y1="3.675cm" svg:x2="13.357cm" svg:y2="5.499cm" draw:start-shape="id198" draw:start-glue-point="8" draw:end-shape="id199" svg:d="M13358 3675v904h-1v920" svg:viewBox="0 0 2 1825">
          <text:p/>
        </draw:connector>
        <draw:connector draw:style-name="gr159" draw:text-style-name="P4" draw:layer="layout" svg:x1="13.358cm" svg:y1="3.675cm" svg:x2="17.904cm" svg:y2="5.499cm" draw:start-shape="id198" draw:start-glue-point="8" draw:end-shape="id200" svg:d="M13358 3675v904h4546v920" svg:viewBox="0 0 4547 1825">
          <text:p/>
        </draw:connector>
        <draw:connector draw:style-name="gr159" draw:text-style-name="P4" draw:layer="layout" svg:x1="13.357cm" svg:y1="6.985cm" svg:x2="13.357cm" svg:y2="8.603cm" draw:start-shape="id201" draw:start-glue-point="2" draw:end-shape="id202" draw:end-glue-point="0" svg:d="M13357 6985v1618" svg:viewBox="0 0 1 1619">
          <text:p/>
        </draw:connector>
        <draw:connector draw:style-name="gr159" draw:text-style-name="P4" draw:layer="layout" svg:x1="13.358cm" svg:y1="3.675cm" svg:x2="8.833cm" svg:y2="5.499cm" draw:start-shape="id198" draw:start-glue-point="8" draw:end-shape="id203" draw:end-glue-point="0" svg:d="M13358 3675v904h-4525v920" svg:viewBox="0 0 4526 1825">
          <text:p/>
        </draw:connector>
        <draw:connector draw:style-name="gr159" draw:text-style-name="P4" draw:layer="layout" svg:x1="8.838cm" svg:y1="6.985cm" svg:x2="13.357cm" svg:y2="8.603cm" draw:start-shape="id204" draw:start-glue-point="2" draw:end-shape="id202" svg:d="M8838 6985v809h4519v809" svg:viewBox="0 0 4520 1619">
          <text:p/>
        </draw:connector>
        <draw:connector draw:style-name="gr159" draw:text-style-name="P4" draw:layer="layout" svg:x1="17.909cm" svg:y1="6.985cm" svg:x2="13.357cm" svg:y2="8.603cm" draw:start-shape="id205" draw:start-glue-point="2" draw:end-shape="id202" draw:end-glue-point="0" svg:d="M17909 6985v809h-4552v809" svg:viewBox="0 0 4553 1619">
          <text:p/>
        </draw:connector>
        <draw:connector draw:style-name="gr159" draw:text-style-name="P4" draw:layer="layout" svg:x1="13.357cm" svg:y1="9.337cm" svg:x2="17.851cm" svg:y2="11.025cm" draw:start-shape="id202" draw:start-glue-point="2" draw:end-shape="id206" draw:end-glue-point="0" svg:d="M13357 9337v844h4494v844" svg:viewBox="0 0 4495 1689">
          <text:p/>
        </draw:connector>
        <draw:connector draw:style-name="gr159" draw:text-style-name="P4" draw:layer="layout" svg:x1="13.357cm" svg:y1="9.337cm" svg:x2="13.357cm" svg:y2="11.025cm" draw:start-shape="id202" draw:end-shape="id207" draw:end-glue-point="0" svg:d="M13357 9337v1688" svg:viewBox="0 0 1 1689">
          <text:p/>
        </draw:connector>
        <draw:connector draw:style-name="gr159" draw:text-style-name="P4" draw:layer="layout" svg:x1="13.357cm" svg:y1="9.337cm" svg:x2="8.857cm" svg:y2="11.025cm" draw:start-shape="id202" draw:start-glue-point="2" draw:end-shape="id208" svg:d="M13357 9337v844h-4500v844" svg:viewBox="0 0 4501 1689">
          <text:p/>
        </draw:connector>
        <draw:frame draw:style-name="gr216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7" draw:text-style-name="P30" xml:id="id215" draw:id="id215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09" draw:id="id209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11" draw:id="id211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2" draw:id="id212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3" draw:id="id213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0" draw:id="id210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09" draw:start-glue-point="2" draw:end-shape="id210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09" draw:start-glue-point="2" draw:end-shape="id211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11" draw:start-glue-point="9" draw:end-shape="id212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1" draw:start-glue-point="8" draw:end-shape="id213" draw:end-glue-point="3" svg:d="M14948 9213h657v2910h1729" svg:viewBox="0 0 2387 2911">
          <text:p/>
        </draw:connector>
        <draw:frame draw:style-name="gr105" draw:text-style-name="P47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6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7" draw:text-style-name="P30" xml:id="id214" draw:id="id214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4" draw:start-glue-point="2" draw:end-shape="id215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4" draw:start-glue-point="2" draw:end-shape="id212" draw:end-glue-point="0" svg:d="M14878 4039v436h4766v5189" svg:viewBox="0 0 4767 5626">
          <text:p/>
        </draw:connector>
        <draw:custom-shape draw:style-name="gr228" draw:text-style-name="P13" xml:id="id218" draw:id="id218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17" draw:id="id217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19" draw:id="id219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6" draw:id="id216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9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30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9" draw:text-style-name="P4" draw:layer="layout" svg:x1="18.697cm" svg:y1="16.982cm" svg:x2="18.718cm" svg:y2="18.068cm" draw:start-shape="id216" draw:start-glue-point="8" draw:end-shape="id217" draw:end-glue-point="0" svg:d="M18697 16982v535h21v551" svg:viewBox="0 0 22 1087">
          <text:p/>
        </draw:connector>
        <draw:connector draw:style-name="gr159" draw:text-style-name="P4" draw:layer="layout" svg:x1="18.697cm" svg:y1="16.982cm" svg:x2="14.275cm" svg:y2="18.068cm" draw:start-shape="id216" draw:start-glue-point="8" draw:end-shape="id218" draw:end-glue-point="0" svg:d="M18697 16982v535h-4422v551" svg:viewBox="0 0 4423 1087">
          <text:p/>
        </draw:connector>
        <draw:connector draw:style-name="gr159" draw:text-style-name="P4" draw:layer="layout" svg:x1="18.697cm" svg:y1="16.982cm" svg:x2="23.346cm" svg:y2="18.068cm" draw:start-shape="id216" draw:start-glue-point="8" draw:end-shape="id219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31" draw:text-style-name="P58" draw:layer="layout" svg:width="23.812cm" svg:height="4.127cm" svg:x="1.635cm" svg:y="4.175cm">
          <text:p text:style-name="P57"><text:span text:style-name="T18">Prescribed Sower</text:span></text:p>
          <text:p text:style-name="P57"><text:span text:style-name="T18"/></text:p>
          <draw:enhanced-geometry svg:viewBox="0 0 21600 21600" draw:type="rectangle" draw:enhanced-path="M 0 0 L 21600 0 21600 21600 0 21600 0 0 Z N"/>
        </draw:custom-shape>
        <draw:custom-shape draw:style-name="gr232" draw:text-style-name="P58" xml:id="id226" draw:id="id226" draw:layer="layout" svg:width="17.463cm" svg:height="2.788cm" svg:x="5.079cm" svg:y="10.442cm">
          <text:p text:style-name="P5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3" draw:text-style-name="P19" xml:id="id231" draw:id="id231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7" draw:text-style-name="P19" xml:id="id225" draw:id="id225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30" draw:id="id230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29" draw:id="id229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28" draw:id="id228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38" draw:id="id238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9" xml:id="id227" draw:id="id227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3" draw:id="id223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4" draw:id="id224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3" xml:id="id222" draw:id="id222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1" draw:id="id221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855cm" svg:y1="3.48cm" svg:x2="5.453cm" svg:y2="5.851cm" draw:start-shape="id220" draw:start-glue-point="8" draw:end-shape="id221" draw:end-glue-point="0" svg:d="M13855 3480v1178h-8402v1193" svg:viewBox="0 0 8403 2372">
          <text:p/>
        </draw:connector>
        <draw:connector draw:style-name="gr159" draw:text-style-name="P4" draw:layer="layout" svg:x1="13.855cm" svg:y1="3.48cm" svg:x2="11.1cm" svg:y2="5.851cm" draw:start-shape="id220" draw:start-glue-point="8" draw:end-shape="id222" svg:d="M13855 3480v1178h-2755v1193" svg:viewBox="0 0 2756 2372">
          <text:p/>
        </draw:connector>
        <draw:connector draw:style-name="gr159" draw:text-style-name="P4" draw:layer="layout" svg:x1="13.855cm" svg:y1="3.48cm" svg:x2="16.746cm" svg:y2="5.851cm" draw:start-shape="id220" draw:start-glue-point="8" draw:end-shape="id223" draw:end-glue-point="0" svg:d="M13855 3480v1178h2891v1193" svg:viewBox="0 0 2892 2372">
          <text:p/>
        </draw:connector>
        <draw:connector draw:style-name="gr159" draw:text-style-name="P4" draw:layer="layout" svg:x1="13.855cm" svg:y1="3.48cm" svg:x2="22.393cm" svg:y2="5.851cm" draw:start-shape="id220" draw:start-glue-point="8" draw:end-shape="id224" draw:end-glue-point="0" svg:d="M13855 3480v1178h8538v1193" svg:viewBox="0 0 8539 2372">
          <text:p/>
        </draw:connector>
        <draw:connector draw:style-name="gr159" draw:text-style-name="P4" draw:layer="layout" svg:x1="5.453cm" svg:y1="6.585cm" svg:x2="13.878cm" svg:y2="8.726cm" draw:start-shape="id221" draw:start-glue-point="2" draw:end-shape="id225" draw:end-glue-point="0" svg:d="M5453 6585v1071h8425v1070" svg:viewBox="0 0 8426 2142">
          <text:p/>
        </draw:connector>
        <draw:connector draw:style-name="gr159" draw:text-style-name="P4" draw:layer="layout" svg:x1="11.1cm" svg:y1="6.585cm" svg:x2="13.878cm" svg:y2="8.726cm" draw:start-shape="id222" draw:start-glue-point="2" draw:end-shape="id225" draw:end-glue-point="0" svg:d="M11100 6585v1071h2778v1070" svg:viewBox="0 0 2779 2142">
          <text:p/>
        </draw:connector>
        <draw:connector draw:style-name="gr159" draw:text-style-name="P4" draw:layer="layout" svg:x1="16.746cm" svg:y1="6.585cm" svg:x2="13.878cm" svg:y2="8.726cm" draw:start-shape="id223" draw:start-glue-point="2" draw:end-shape="id225" draw:end-glue-point="0" svg:d="M16746 6585v1071h-2868v1070" svg:viewBox="0 0 2869 2142">
          <text:p/>
        </draw:connector>
        <draw:connector draw:style-name="gr159" draw:text-style-name="P4" draw:layer="layout" svg:x1="22.393cm" svg:y1="6.585cm" svg:x2="13.878cm" svg:y2="8.726cm" draw:start-shape="id224" draw:start-glue-point="2" draw:end-shape="id225" draw:end-glue-point="0" svg:d="M22393 6585v1071h-8515v1070" svg:viewBox="0 0 8516 2142">
          <text:p/>
        </draw:connector>
        <draw:connector draw:style-name="gr159" draw:text-style-name="P4" draw:layer="layout" draw:line-skew="-0.005cm" svg:x1="13.81cm" svg:y1="13.23cm" svg:x2="24.801cm" svg:y2="15.466cm" draw:start-shape="id226" draw:start-glue-point="2" draw:end-shape="id227" svg:d="M13810 13230v1105h10991v1131" svg:viewBox="0 0 10992 2237">
          <text:p/>
        </draw:connector>
        <draw:connector draw:style-name="gr159" draw:text-style-name="P4" draw:layer="layout" draw:line-skew="-1.098cm" svg:x1="13.81cm" svg:y1="13.23cm" svg:x2="9.466cm" svg:y2="17.652cm" draw:start-shape="id226" draw:start-glue-point="2" draw:end-shape="id228" draw:end-glue-point="0" svg:d="M13810 13230v1105h-4344v3317" svg:viewBox="0 0 4345 4423">
          <text:p/>
        </draw:connector>
        <draw:connector draw:style-name="gr159" draw:text-style-name="P4" draw:layer="layout" draw:line-skew="-1.098cm" svg:x1="13.81cm" svg:y1="13.23cm" svg:x2="13.206cm" svg:y2="17.652cm" draw:start-shape="id226" draw:start-glue-point="2" draw:end-shape="id229" draw:end-glue-point="0" svg:d="M13810 13230v1105h-604v3317" svg:viewBox="0 0 605 4423">
          <text:p/>
        </draw:connector>
        <draw:connector draw:style-name="gr159" draw:text-style-name="P4" draw:layer="layout" svg:x1="24.801cm" svg:y1="16.2cm" svg:x2="24.784cm" svg:y2="17.653cm" draw:start-shape="id227" draw:start-glue-point="2" draw:end-shape="id230" draw:end-glue-point="0" svg:d="M24801 16200v727h-17v726" svg:viewBox="0 0 18 1454">
          <text:p/>
        </draw:connector>
        <draw:connector draw:style-name="gr159" draw:text-style-name="P4" draw:layer="layout" draw:line-skew="-1.097cm" svg:x1="13.81cm" svg:y1="13.23cm" svg:x2="5.589cm" svg:y2="17.652cm" draw:start-shape="id226" draw:start-glue-point="2" draw:end-shape="id231" draw:end-glue-point="0" svg:d="M13810 13230v1105h-8221v3317" svg:viewBox="0 0 8222 4423">
          <text:p/>
        </draw:connector>
        <draw:connector draw:style-name="gr159" draw:text-style-name="P4" draw:layer="layout" draw:line-skew="-0.142cm" svg:x1="13.81cm" svg:y1="13.23cm" svg:x2="3.046cm" svg:y2="15.741cm" draw:start-shape="id226" draw:start-glue-point="2" draw:end-shape="id232" draw:end-glue-point="0" svg:d="M13810 13230v1105h-10764v1406" svg:viewBox="0 0 10765 2512">
          <text:p/>
        </draw:connector>
        <draw:custom-shape draw:style-name="gr239" draw:text-style-name="P19" xml:id="id233" draw:id="id233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098cm" svg:x1="13.81cm" svg:y1="13.23cm" svg:x2="16.758cm" svg:y2="17.652cm" draw:start-shape="id226" draw:start-glue-point="2" draw:end-shape="id233" draw:end-glue-point="0" svg:d="M13810 13230v1105h2948v3317" svg:viewBox="0 0 2949 4423">
          <text:p/>
        </draw:connector>
        <draw:custom-shape draw:style-name="gr167" draw:text-style-name="P13" xml:id="id236" draw:id="id236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7" draw:text-style-name="P13" xml:id="id234" draw:id="id234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7" draw:text-style-name="P13" xml:id="id235" draw:id="id235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40" draw:text-style-name="P19" xml:id="id237" draw:id="id237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9" draw:layer="layout" draw:line-skew="0.609cm" svg:x1="13.878cm" svg:y1="9.46cm" svg:x2="14.163cm" svg:y2="11.812cm" draw:start-shape="id225" draw:start-glue-point="2" draw:end-shape="id234" draw:end-glue-point="0" svg:d="M13878 9460v1785h285v567" svg:viewBox="0 0 286 2353">
          <text:p/>
        </draw:connector>
        <draw:connector draw:style-name="gr179" draw:text-style-name="P9" draw:layer="layout" draw:line-skew="0.609cm" svg:x1="13.878cm" svg:y1="9.46cm" svg:x2="8.516cm" svg:y2="11.812cm" draw:start-shape="id225" draw:start-glue-point="2" draw:end-shape="id235" draw:end-glue-point="0" svg:d="M13878 9460v1785h-5362v567" svg:viewBox="0 0 5363 2353">
          <text:p/>
        </draw:connector>
        <draw:connector draw:style-name="gr179" draw:text-style-name="P9" draw:layer="layout" draw:line-skew="0.609cm" svg:x1="13.878cm" svg:y1="9.46cm" svg:x2="19.809cm" svg:y2="11.812cm" draw:start-shape="id225" draw:start-glue-point="2" draw:end-shape="id236" draw:end-glue-point="0" svg:d="M13878 9460v1785h5931v567" svg:viewBox="0 0 5932 2353">
          <text:p/>
        </draw:connector>
        <draw:connector draw:style-name="gr179" draw:text-style-name="P9" draw:layer="layout" draw:line-skew="-1.095cm" svg:x1="13.81cm" svg:y1="13.23cm" svg:x2="20.425cm" svg:y2="17.646cm" draw:start-shape="id226" draw:start-glue-point="2" draw:end-shape="id237" draw:end-glue-point="0" svg:d="M13810 13230v1105h6615v3311" svg:viewBox="0 0 6616 4417">
          <text:p/>
        </draw:connector>
        <draw:custom-shape draw:style-name="gr238" draw:text-style-name="P19" xml:id="id232" draw:id="id232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9" draw:text-style-name="P9" draw:layer="layout" svg:x1="3.046cm" svg:y1="16.475cm" svg:x2="2.117cm" svg:y2="17.652cm" draw:start-shape="id232" draw:start-glue-point="2" draw:end-shape="id238" draw:end-glue-point="0" svg:d="M3046 16475v589h-929v588" svg:viewBox="0 0 930 1178">
          <text:p/>
        </draw:connector>
        <draw:custom-shape draw:style-name="gr241" draw:text-style-name="P19" xml:id="id239" draw:id="id239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87cm" svg:x1="13.81cm" svg:y1="13.23cm" svg:x2="18.392cm" svg:y2="19.26cm" draw:start-shape="id226" draw:start-glue-point="2" draw:end-shape="id239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42" draw:text-style-name="P13" xml:id="id250" draw:id="id250" draw:layer="layout" svg:width="3.556cm" svg:height="0.733cm" svg:x="23.01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4" draw:text-style-name="P13" xml:id="id243" draw:id="id243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40" draw:id="id240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41" draw:id="id241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4" xml:id="id242" draw:id="id242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3" draw:text-style-name="P54" xml:id="id244" draw:id="id244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2" draw:layer="layout" svg:x1="9.733cm" svg:y1="10.471cm" svg:x2="14.303cm" svg:y2="11.904cm" draw:start-shape="id240" draw:start-glue-point="2" draw:end-shape="id241" draw:end-glue-point="0" svg:d="M9733 10471v717h4570v716" svg:viewBox="0 0 4571 1434">
          <text:p/>
        </draw:connector>
        <draw:connector draw:style-name="gr172" draw:layer="layout" svg:x1="9.733cm" svg:y1="10.471cm" svg:x2="4.166cm" svg:y2="11.887cm" draw:start-shape="id240" draw:start-glue-point="2" draw:end-shape="id242" draw:end-glue-point="0" svg:d="M9733 10471v708h-5567v708" svg:viewBox="0 0 5568 1417">
          <text:p/>
        </draw:connector>
        <draw:connector draw:style-name="gr172" draw:layer="layout" svg:x1="9.747cm" svg:y1="4.71cm" svg:x2="9.733cm" svg:y2="5.433cm" draw:end-shape="id243" draw:end-glue-point="0" svg:d="M9747 4710v103h-14v620" svg:viewBox="0 0 15 724">
          <text:p/>
        </draw:connector>
        <draw:frame draw:style-name="gr229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9" draw:text-style-name="P4" draw:layer="layout" svg:x1="14.303cm" svg:y1="17.264cm" svg:x2="9.455cm" svg:y2="18.853cm" draw:start-shape="id244" draw:start-glue-point="2" draw:end-shape="id245" draw:end-glue-point="0" svg:d="M14303 17264v795h-4848v794" svg:viewBox="0 0 4849 1590">
          <text:p/>
        </draw:connector>
        <draw:connector draw:style-name="gr159" draw:text-style-name="P4" draw:layer="layout" svg:x1="14.303cm" svg:y1="17.264cm" svg:x2="14.331cm" svg:y2="18.853cm" draw:start-shape="id244" draw:start-glue-point="2" draw:end-shape="id246" draw:end-glue-point="0" svg:d="M14303 17264v795h28v794" svg:viewBox="0 0 29 1590">
          <text:p/>
        </draw:connector>
        <draw:connector draw:style-name="gr159" draw:text-style-name="P4" draw:layer="layout" svg:x1="14.303cm" svg:y1="17.264cm" svg:x2="19.411cm" svg:y2="18.853cm" draw:start-shape="id244" draw:start-glue-point="2" draw:end-shape="id247" draw:end-glue-point="0" svg:d="M14303 17264v795h5108v794" svg:viewBox="0 0 5109 1590">
          <text:p/>
        </draw:connector>
        <draw:custom-shape draw:style-name="gr244" draw:text-style-name="P53" xml:id="id251" draw:id="id251" draw:layer="layout" svg:width="2.949cm" svg:height="0.734cm" svg:x="1.6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5" draw:text-style-name="P53" xml:id="id249" draw:id="id249" draw:layer="layout" svg:width="4.332cm" svg:height="0.734cm" svg:x="17.79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6" draw:text-style-name="P53" xml:id="id248" draw:id="id248" draw:layer="layout" svg:width="3.042cm" svg:height="0.734cm" svg:x="5.5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2" draw:layer="layout" svg:x1="14.303cm" svg:y1="12.638cm" svg:x2="7.039cm" svg:y2="14.226cm" draw:start-shape="id241" draw:start-glue-point="2" draw:end-shape="id248" draw:end-glue-point="0" svg:d="M14303 12638v794h-7264v794" svg:viewBox="0 0 7265 1589">
          <text:p/>
        </draw:connector>
        <draw:connector draw:style-name="gr172" draw:layer="layout" svg:x1="14.303cm" svg:y1="12.638cm" svg:x2="19.964cm" svg:y2="14.226cm" draw:start-shape="id241" draw:start-glue-point="2" draw:end-shape="id249" draw:end-glue-point="0" svg:d="M14303 12638v794h5661v794" svg:viewBox="0 0 5662 1589">
          <text:p/>
        </draw:connector>
        <draw:connector draw:style-name="gr172" draw:layer="layout" svg:x1="14.303cm" svg:y1="12.638cm" svg:x2="24.797cm" svg:y2="14.226cm" draw:start-shape="id241" draw:start-glue-point="2" draw:end-shape="id250" draw:end-glue-point="0" svg:d="M14303 12638v794h10494v794" svg:viewBox="0 0 10495 1589">
          <text:p/>
        </draw:connector>
        <draw:connector draw:style-name="gr172" draw:layer="layout" svg:x1="14.303cm" svg:y1="12.638cm" svg:x2="3.102cm" svg:y2="14.226cm" draw:start-shape="id241" draw:start-glue-point="2" draw:end-shape="id251" draw:end-glue-point="0" svg:d="M14303 12638v794h-11201v794" svg:viewBox="0 0 11202 1589">
          <text:p/>
        </draw:connector>
        <draw:connector draw:style-name="gr172" draw:layer="layout" svg:x1="3.102cm" svg:y1="14.96cm" svg:x2="14.303cm" svg:y2="16.53cm" draw:start-shape="id251" draw:start-glue-point="2" draw:end-shape="id244" draw:end-glue-point="0" svg:d="M3102 14960v785h11201v785" svg:viewBox="0 0 11202 1571">
          <text:p/>
        </draw:connector>
        <draw:connector draw:style-name="gr172" draw:layer="layout" svg:x1="7.039cm" svg:y1="14.96cm" svg:x2="14.303cm" svg:y2="16.53cm" draw:start-shape="id248" draw:start-glue-point="2" draw:end-shape="id244" draw:end-glue-point="0" svg:d="M7039 14960v785h7264v785" svg:viewBox="0 0 7265 1571">
          <text:p/>
        </draw:connector>
        <draw:connector draw:style-name="gr172" draw:layer="layout" svg:x1="19.964cm" svg:y1="14.96cm" svg:x2="14.303cm" svg:y2="16.53cm" draw:start-shape="id249" draw:start-glue-point="2" draw:end-shape="id244" draw:end-glue-point="0" svg:d="M19964 14960v785h-5661v785" svg:viewBox="0 0 5662 1571">
          <text:p/>
        </draw:connector>
        <draw:connector draw:style-name="gr172" draw:layer="layout" svg:x1="24.797cm" svg:y1="14.959cm" svg:x2="14.303cm" svg:y2="16.53cm" draw:start-shape="id250" draw:start-glue-point="2" draw:end-shape="id244" draw:end-glue-point="0" svg:d="M24797 14959v785h-10494v786" svg:viewBox="0 0 10495 1572">
          <text:p/>
        </draw:connector>
        <draw:custom-shape draw:style-name="gr247" draw:text-style-name="P53" xml:id="id252" draw:id="id252" draw:layer="layout" svg:width="3.181cm" svg:height="0.734cm" svg:x="13.7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5.302cm" svg:y2="14.207cm" draw:start-shape="id241" draw:start-glue-point="2" draw:end-shape="id252" draw:end-glue-point="0" svg:d="M14303 12638v785h999v784" svg:viewBox="0 0 1000 1570">
          <text:p/>
        </draw:connector>
        <draw:connector draw:style-name="gr159" draw:text-style-name="P4" draw:layer="layout" svg:x1="15.302cm" svg:y1="14.941cm" svg:x2="14.303cm" svg:y2="16.53cm" draw:start-shape="id252" draw:start-glue-point="2" draw:end-shape="id244" draw:end-glue-point="0" svg:d="M15302 14941v795h-999v794" svg:viewBox="0 0 1000 1590">
          <text:p/>
        </draw:connector>
        <draw:custom-shape draw:style-name="gr167" draw:text-style-name="P13" xml:id="id253" draw:id="id253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3" xml:id="id254" draw:id="id254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9.733cm" svg:y1="6.167cm" svg:x2="6.433cm" svg:y2="7.797cm" draw:start-shape="id243" draw:start-glue-point="2" draw:end-shape="id253" draw:end-glue-point="0" svg:d="M9733 6167v815h-3300v815" svg:viewBox="0 0 3301 1631">
          <text:p/>
        </draw:connector>
        <draw:connector draw:style-name="gr173" draw:text-style-name="P50" draw:layer="layout" svg:x1="9.733cm" svg:y1="6.167cm" svg:x2="13.367cm" svg:y2="7.797cm" draw:start-shape="id243" draw:start-glue-point="2" draw:end-shape="id254" draw:end-glue-point="0" svg:d="M9733 6167v815h3634v815" svg:viewBox="0 0 3635 1631">
          <text:p/>
        </draw:connector>
        <draw:connector draw:style-name="gr173" draw:text-style-name="P50" draw:layer="layout" svg:x1="6.433cm" svg:y1="8.531cm" svg:x2="9.733cm" svg:y2="9.737cm" draw:start-shape="id253" draw:start-glue-point="2" draw:end-shape="id240" draw:end-glue-point="0" svg:d="M6433 8531v603h3300v603" svg:viewBox="0 0 3301 1207">
          <text:p/>
        </draw:connector>
        <draw:connector draw:style-name="gr173" draw:text-style-name="P50" draw:layer="layout" svg:x1="13.367cm" svg:y1="8.531cm" svg:x2="9.733cm" svg:y2="9.737cm" draw:start-shape="id254" draw:start-glue-point="2" draw:end-shape="id240" draw:end-glue-point="0" svg:d="M13367 8531v603h-3634v603" svg:viewBox="0 0 3635 1207">
          <text:p/>
        </draw:connector>
        <draw:custom-shape draw:style-name="gr248" draw:text-style-name="P53" xml:id="id255" draw:id="id255" draw:layer="layout" svg:width="3.628cm" svg:height="0.734cm" svg:x="9.416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1.23cm" svg:y2="14.226cm" draw:start-shape="id241" draw:start-glue-point="2" draw:end-shape="id255" draw:end-glue-point="0" svg:d="M14303 12638v794h-3073v794" svg:viewBox="0 0 3074 1589">
          <text:p/>
        </draw:connector>
        <draw:connector draw:style-name="gr159" draw:text-style-name="P4" draw:layer="layout" svg:x1="11.23cm" svg:y1="14.96cm" svg:x2="14.303cm" svg:y2="16.53cm" draw:start-shape="id255" draw:start-glue-point="2" draw:end-shape="id244" draw:end-glue-point="0" svg:d="M11230 14960v785h3073v785" svg:viewBox="0 0 3074 1571">
          <text:p/>
        </draw:connector>
      </draw:page>
      <draw:page draw:name="page23" draw:style-name="dp1" draw:master-page-name="Default">
        <draw:frame draw:style-name="gr105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9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6" draw:id="id266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265" draw:id="id265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64" draw:id="id264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3" xml:id="id263" draw:id="id263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62" draw:id="id262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9" xml:id="id261" draw:id="id261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2" draw:text-style-name="P30" xml:id="id256" draw:id="id256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3" draw:text-style-name="P30" xml:id="id257" draw:id="id257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9" draw:id="id259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4" draw:text-style-name="P13" xml:id="id260" draw:id="id260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6" draw:start-glue-point="2" draw:end-shape="id257" draw:end-glue-point="0" svg:d="M7738 6496v1011" svg:viewBox="0 0 1 1012">
          <text:p/>
        </draw:connector>
        <draw:custom-shape draw:style-name="gr41" draw:text-style-name="P4" xml:id="id258" draw:id="id258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layer="layout" svg:x1="18.322cm" svg:y1="4.81cm" svg:x2="18.321cm" svg:y2="5.779cm" draw:start-shape="id258" draw:start-glue-point="8" draw:end-shape="id259" draw:end-glue-point="0" svg:d="M18322 4810v477h-1v492" svg:viewBox="0 0 2 970">
          <text:p/>
        </draw:connector>
        <draw:connector draw:style-name="gr172" draw:layer="layout" svg:x1="18.321cm" svg:y1="6.513cm" svg:x2="18.321cm" svg:y2="7.273cm" draw:start-shape="id259" draw:start-glue-point="2" draw:end-shape="id260" draw:end-glue-point="0" svg:d="M18321 6513v760" svg:viewBox="0 0 1 761">
          <text:p/>
        </draw:connector>
        <draw:connector draw:style-name="gr172" draw:layer="layout" svg:x1="18.321cm" svg:y1="8.007cm" svg:x2="18.321cm" svg:y2="8.768cm" draw:start-shape="id260" draw:start-glue-point="2" draw:end-shape="id261" draw:end-glue-point="0" svg:d="M18321 8007v761" svg:viewBox="0 0 1 762">
          <text:p/>
        </draw:connector>
        <draw:connector draw:style-name="gr172" draw:layer="layout" svg:x1="18.321cm" svg:y1="9.502cm" svg:x2="18.321cm" svg:y2="10.262cm" draw:start-shape="id261" draw:start-glue-point="2" draw:end-shape="id262" draw:end-glue-point="0" svg:d="M18321 9502v760" svg:viewBox="0 0 1 761">
          <text:p/>
        </draw:connector>
        <draw:connector draw:style-name="gr172" draw:layer="layout" svg:x1="18.321cm" svg:y1="10.996cm" svg:x2="18.321cm" svg:y2="11.757cm" draw:start-shape="id262" draw:start-glue-point="2" draw:end-shape="id263" draw:end-glue-point="0" svg:d="M18321 10996v761" svg:viewBox="0 0 1 762">
          <text:p/>
        </draw:connector>
        <draw:connector draw:style-name="gr172" draw:layer="layout" svg:x1="18.321cm" svg:y1="12.491cm" svg:x2="18.321cm" svg:y2="13.251cm" draw:start-shape="id263" draw:start-glue-point="2" draw:end-shape="id264" draw:end-glue-point="0" svg:d="M18321 12491v760" svg:viewBox="0 0 1 761">
          <text:p/>
        </draw:connector>
        <draw:connector draw:style-name="gr172" draw:layer="layout" svg:x1="18.321cm" svg:y1="13.985cm" svg:x2="18.321cm" svg:y2="14.746cm" draw:start-shape="id264" draw:start-glue-point="2" draw:end-shape="id265" draw:end-glue-point="0" svg:d="M18321 13985v761" svg:viewBox="0 0 1 762">
          <text:p/>
        </draw:connector>
        <draw:connector draw:style-name="gr172" draw:layer="layout" svg:x1="18.321cm" svg:y1="15.48cm" svg:x2="18.321cm" svg:y2="16.24cm" draw:start-shape="id265" draw:start-glue-point="2" draw:end-shape="id266" draw:end-glue-point="0" svg:d="M18321 15480v760" svg:viewBox="0 0 1 761">
          <text:p/>
        </draw:connector>
        <draw:frame draw:style-name="gr254" draw:text-style-name="P59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55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6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7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7" draw:id="id267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9" draw:text-style-name="P30" xml:id="id268" draw:id="id268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7" draw:start-glue-point="2" draw:end-shape="id268" draw:end-glue-point="0" svg:d="M7220 4640v954" svg:viewBox="0 0 1 955">
          <text:p/>
        </draw:connector>
        <draw:custom-shape draw:style-name="gr260" draw:text-style-name="P13" xml:id="id269" draw:id="id269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xml:id="id270" draw:id="id270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xml:id="id271" draw:id="id271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4.914cm" svg:x2="17.888cm" svg:y2="5.384cm" draw:start-shape="id269" draw:start-glue-point="2" draw:end-shape="id270" draw:end-glue-point="0" svg:d="M17888 4914v470" svg:viewBox="0 0 1 471">
          <text:p/>
        </draw:connector>
        <draw:connector draw:style-name="gr159" draw:text-style-name="P4" draw:layer="layout" svg:x1="17.888cm" svg:y1="6.118cm" svg:x2="17.888cm" svg:y2="6.651cm" draw:start-shape="id270" draw:start-glue-point="2" draw:end-shape="id271" draw:end-glue-point="0" svg:d="M17888 6118v533" svg:viewBox="0 0 1 534">
          <text:p/>
        </draw:connector>
        <draw:custom-shape draw:style-name="gr41" draw:text-style-name="P4" xml:id="id272" draw:id="id272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7.889cm" svg:y1="3.617cm" svg:x2="17.888cm" svg:y2="4.18cm" draw:start-shape="id272" draw:start-glue-point="8" draw:end-shape="id269" draw:end-glue-point="0" svg:d="M17889 3617v274h-1v289" svg:viewBox="0 0 2 564">
          <text:p/>
        </draw:connector>
        <draw:custom-shape draw:style-name="gr39" draw:text-style-name="P13" xml:id="id273" draw:id="id273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60" xml:id="id274" draw:id="id274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0">Picker</text:span></text:p>
          <text:p text:style-name="P60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4" xml:id="id279" draw:id="id279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5" draw:id="id275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7.888cm" svg:y1="7.385cm" svg:x2="17.888cm" svg:y2="8.337cm" draw:start-shape="id271" draw:start-glue-point="2" draw:end-shape="id273" draw:end-glue-point="0" svg:d="M17888 7385v952" svg:viewBox="0 0 1 953">
          <text:p/>
        </draw:connector>
        <draw:connector draw:style-name="gr172" draw:layer="layout" svg:x1="17.888cm" svg:y1="9.607cm" svg:x2="17.888cm" svg:y2="10.242cm" draw:start-shape="id273" draw:start-glue-point="2" draw:end-shape="id274" draw:end-glue-point="0" svg:d="M17888 9607v635" svg:viewBox="0 0 1 636">
          <text:p/>
        </draw:connector>
        <draw:connector draw:style-name="gr172" draw:layer="layout" svg:x1="17.888cm" svg:y1="11.512cm" svg:x2="17.888cm" svg:y2="12.147cm" draw:start-shape="id274" draw:start-glue-point="2" draw:end-shape="id275" draw:end-glue-point="0" svg:d="M17888 11512v635" svg:viewBox="0 0 1 636">
          <text:p/>
        </draw:connector>
        <draw:frame draw:style-name="gr263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4" draw:text-style-name="P13" xml:id="id277" draw:id="id277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276" draw:id="id276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13.417cm" svg:x2="17.888cm" svg:y2="14.446cm" draw:start-shape="id275" draw:start-glue-point="2" draw:end-shape="id276" draw:end-glue-point="0" svg:d="M17888 13417v1029" svg:viewBox="0 0 1 1030">
          <text:p/>
        </draw:connector>
        <draw:connector draw:style-name="gr159" draw:text-style-name="P4" draw:layer="layout" svg:x1="17.888cm" svg:y1="15.134cm" svg:x2="17.888cm" svg:y2="15.769cm" draw:start-shape="id276" draw:start-glue-point="2" draw:end-shape="id277" draw:end-glue-point="0" svg:d="M17888 15134v635" svg:viewBox="0 0 1 636">
          <text:p/>
        </draw:connector>
        <draw:connector draw:style-name="gr159" draw:text-style-name="P4" draw:layer="layout" svg:x1="17.888cm" svg:y1="17.833cm" svg:x2="17.888cm" svg:y2="18.61cm" draw:start-shape="id278" draw:start-glue-point="2" draw:end-shape="id279" draw:end-glue-point="0" svg:d="M17888 17833v777" svg:viewBox="0 0 1 778">
          <text:p/>
        </draw:connector>
        <draw:custom-shape draw:style-name="gr264" draw:text-style-name="P13" xml:id="id278" draw:id="id278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17.888cm" svg:y1="16.457cm" svg:x2="17.888cm" svg:y2="17.145cm" draw:start-shape="id277" draw:start-glue-point="2" draw:end-shape="id278" draw:end-glue-point="0" svg:d="M17888 16457v688" svg:viewBox="0 0 1 689">
          <text:p/>
        </draw:connector>
      </draw:page>
      <draw:page draw:name="page25" draw:style-name="dp1" draw:master-page-name="Default">
        <draw:custom-shape draw:style-name="gr265" draw:text-style-name="P62" xml:id="id290" draw:id="id290" draw:layer="layout" svg:width="24.448cm" svg:height="3.84cm" svg:x="1.952cm" svg:y="9.89cm">
          <text:p text:style-name="P61">Picker Decos</text:p>
          <draw:enhanced-geometry svg:viewBox="0 0 21600 21600" draw:type="rectangle" draw:enhanced-path="M 0 0 L 21600 0 21600 21600 0 21600 0 0 Z N"/>
        </draw:custom-shape>
        <draw:custom-shape draw:style-name="gr266" draw:text-style-name="P62" xml:id="id284" draw:id="id284" draw:layer="layout" svg:width="24.409cm" svg:height="3.81cm" svg:x="1.952cm" svg:y="14.97cm">
          <text:p text:style-name="P61">Child Decos</text:p>
          <draw:enhanced-geometry svg:viewBox="0 0 21600 21600" draw:type="rectangle" draw:enhanced-path="M 0 0 L 21600 0 21600 21600 0 21600 0 0 Z N"/>
        </draw:custom-shape>
        <draw:custom-shape draw:style-name="gr267" draw:text-style-name="P62" xml:id="id294" draw:id="id294" draw:layer="layout" svg:width="18.732cm" svg:height="5.028cm" svg:x="4.175cm" svg:y="3.592cm">
          <text:p text:style-name="P6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1" draw:id="id291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3" draw:id="id293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2" draw:id="id292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5" draw:id="id285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9" draw:id="id289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0" draw:start-glue-point="2" draw:end-shape="id281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0" draw:start-glue-point="2" draw:end-shape="id282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0" draw:start-glue-point="2" draw:end-shape="id283" draw:end-glue-point="4" svg:d="M20133 4960v585h-12072v587" svg:viewBox="0 0 12073 1173">
          <text:p/>
        </draw:connector>
        <draw:connector draw:style-name="gr179" draw:text-style-name="P9" draw:layer="layout" draw:line-skew="1.153cm" svg:x1="14.156cm" svg:y1="14.97cm" svg:x2="14.152cm" svg:y2="16.558cm" draw:start-shape="id284" draw:start-glue-point="0" draw:end-shape="id285" draw:end-glue-point="0" svg:d="M14156 14970v635h-4v953" svg:viewBox="0 0 5 1589">
          <text:p/>
        </draw:connector>
        <draw:connector draw:style-name="gr179" draw:text-style-name="P9" draw:layer="layout" draw:line-skew="1.153cm" svg:x1="14.156cm" svg:y1="14.97cm" svg:x2="9.445cm" svg:y2="16.558cm" draw:start-shape="id284" draw:start-glue-point="0" draw:end-shape="id286" draw:end-glue-point="0" svg:d="M14156 14970v635h-4711v953" svg:viewBox="0 0 4712 1589">
          <text:p/>
        </draw:connector>
        <draw:connector draw:style-name="gr179" draw:text-style-name="P9" draw:layer="layout" draw:line-skew="1.153cm" svg:x1="14.156cm" svg:y1="14.97cm" svg:x2="4.739cm" svg:y2="16.558cm" draw:start-shape="id284" draw:end-shape="id287" draw:end-glue-point="0" svg:d="M14156 14970v635h-9417v953" svg:viewBox="0 0 9418 1589">
          <text:p/>
        </draw:connector>
        <draw:connector draw:style-name="gr179" draw:text-style-name="P9" draw:layer="layout" draw:line-skew="1.153cm" svg:x1="14.156cm" svg:y1="14.97cm" svg:x2="23.565cm" svg:y2="16.558cm" draw:start-shape="id284" draw:end-shape="id288" draw:end-glue-point="0" svg:d="M14156 14970v635h9409v953" svg:viewBox="0 0 9410 1589">
          <text:p/>
        </draw:connector>
        <draw:connector draw:style-name="gr179" draw:text-style-name="P9" draw:layer="layout" draw:line-skew="-1.153cm" svg:x1="4.739cm" svg:y1="17.292cm" svg:x2="14.156cm" svg:y2="18.78cm" draw:start-shape="id287" draw:start-glue-point="2" draw:end-shape="id284" draw:end-glue-point="2" svg:d="M4739 17292v853h9417v635" svg:viewBox="0 0 9418 1489">
          <text:p/>
        </draw:connector>
        <draw:connector draw:style-name="gr179" draw:text-style-name="P9" draw:layer="layout" draw:line-skew="-1.153cm" svg:x1="9.445cm" svg:y1="17.291cm" svg:x2="14.156cm" svg:y2="18.78cm" draw:start-shape="id286" draw:start-glue-point="2" draw:end-shape="id284" draw:end-glue-point="2" svg:d="M9445 17291v854h4711v635" svg:viewBox="0 0 4712 1490">
          <text:p/>
        </draw:connector>
        <draw:connector draw:style-name="gr179" draw:text-style-name="P9" draw:layer="layout" draw:line-skew="-1.153cm" svg:x1="14.152cm" svg:y1="17.291cm" svg:x2="14.156cm" svg:y2="18.78cm" draw:start-shape="id285" draw:start-glue-point="2" draw:end-shape="id284" draw:end-glue-point="2" svg:d="M14152 17291v854h4v635" svg:viewBox="0 0 5 1490">
          <text:p/>
        </draw:connector>
        <draw:connector draw:style-name="gr179" draw:text-style-name="P9" draw:layer="layout" draw:line-skew="-1.153cm" svg:x1="18.859cm" svg:y1="17.291cm" svg:x2="14.156cm" svg:y2="18.78cm" draw:start-shape="id289" draw:start-glue-point="2" draw:end-shape="id284" draw:end-glue-point="2" svg:d="M18859 17291v854h-4703v635" svg:viewBox="0 0 4704 1490">
          <text:p/>
        </draw:connector>
        <draw:connector draw:style-name="gr179" draw:text-style-name="P9" draw:layer="layout" draw:line-skew="-1.153cm" svg:x1="23.565cm" svg:y1="17.291cm" svg:x2="14.156cm" svg:y2="18.78cm" draw:start-shape="id288" draw:start-glue-point="2" draw:end-shape="id284" draw:end-glue-point="2" svg:d="M23565 17291v854h-9409v635" svg:viewBox="0 0 9410 1490">
          <text:p/>
        </draw:connector>
        <draw:connector draw:style-name="gr179" draw:text-style-name="P9" draw:layer="layout" draw:line-skew="1.153cm" svg:x1="14.156cm" svg:y1="14.97cm" svg:x2="18.859cm" svg:y2="16.558cm" draw:start-shape="id284" draw:start-glue-point="0" draw:end-shape="id289" draw:end-glue-point="0" svg:d="M14156 14970v635h4703v953" svg:viewBox="0 0 4704 1589">
          <text:p/>
        </draw:connector>
        <draw:connector draw:style-name="gr179" draw:text-style-name="P9" draw:layer="layout" draw:line-skew="1.183cm" svg:x1="14.176cm" svg:y1="9.89cm" svg:x2="11.673cm" svg:y2="11.577cm" draw:start-shape="id290" draw:start-glue-point="0" draw:end-shape="id291" draw:end-glue-point="0" svg:d="M14176 9890v665h-2503v1022" svg:viewBox="0 0 2504 1688">
          <text:p/>
        </draw:connector>
        <draw:connector draw:style-name="gr179" draw:text-style-name="P9" draw:layer="layout" draw:line-skew="1.183cm" svg:x1="14.176cm" svg:y1="9.89cm" svg:x2="17.35cm" svg:y2="11.577cm" draw:start-shape="id290" draw:start-glue-point="0" draw:end-shape="id292" draw:end-glue-point="0" svg:d="M14176 9890v665h3174v1022" svg:viewBox="0 0 3175 1688">
          <text:p/>
        </draw:connector>
        <draw:connector draw:style-name="gr179" draw:text-style-name="P9" draw:layer="layout" draw:line-skew="1.183cm" svg:x1="14.176cm" svg:y1="9.89cm" svg:x2="5.952cm" svg:y2="11.577cm" draw:start-shape="id290" draw:start-glue-point="0" draw:end-shape="id293" svg:d="M14176 9890v665h-8224v1022" svg:viewBox="0 0 8225 1688">
          <text:p/>
        </draw:connector>
        <draw:connector draw:style-name="gr179" draw:text-style-name="P9" draw:layer="layout" draw:line-skew="-1.183cm" svg:x1="5.952cm" svg:y1="12.311cm" svg:x2="14.176cm" svg:y2="13.73cm" draw:start-shape="id293" draw:start-glue-point="2" draw:end-shape="id290" draw:end-glue-point="2" svg:d="M5952 12311v754h8224v665" svg:viewBox="0 0 8225 1420">
          <text:p/>
        </draw:connector>
        <draw:connector draw:style-name="gr179" draw:text-style-name="P9" draw:layer="layout" draw:line-skew="-1.183cm" svg:x1="11.673cm" svg:y1="12.31cm" svg:x2="14.176cm" svg:y2="13.73cm" draw:start-shape="id291" draw:start-glue-point="2" draw:end-shape="id290" draw:end-glue-point="2" svg:d="M11673 12310v755h2503v665" svg:viewBox="0 0 2504 1421">
          <text:p/>
        </draw:connector>
        <draw:connector draw:style-name="gr179" draw:text-style-name="P9" draw:layer="layout" draw:line-skew="-1.183cm" svg:x1="17.35cm" svg:y1="12.31cm" svg:x2="14.176cm" svg:y2="13.73cm" draw:start-shape="id292" draw:start-glue-point="2" draw:end-shape="id290" draw:end-glue-point="2" svg:d="M17350 12310v755h-3174v665" svg:viewBox="0 0 3175 1421">
          <text:p/>
        </draw:connector>
        <draw:connector draw:style-name="gr179" draw:text-style-name="P9" draw:layer="layout" draw:line-skew="1.418cm" svg:x1="13.541cm" svg:y1="3.592cm" svg:x2="11.294cm" svg:y2="6.132cm" draw:start-shape="id294" draw:start-glue-point="0" draw:end-shape="id282" draw:end-glue-point="0" svg:d="M13541 3592v900h-2247v1640" svg:viewBox="0 0 2248 2541">
          <text:p/>
        </draw:connector>
        <draw:connector draw:style-name="gr179" draw:text-style-name="P9" draw:layer="layout" draw:line-skew="1.418cm" svg:x1="13.541cm" svg:y1="3.592cm" svg:x2="6.914cm" svg:y2="6.132cm" draw:start-shape="id294" draw:start-glue-point="0" draw:end-shape="id283" draw:end-glue-point="0" svg:d="M13541 3592v900h-6627v1640" svg:viewBox="0 0 6628 2541">
          <text:p/>
        </draw:connector>
        <draw:connector draw:style-name="gr179" draw:text-style-name="P9" draw:layer="layout" draw:line-skew="-1.153cm" svg:x1="6.914cm" svg:y1="6.865cm" svg:x2="13.541cm" svg:y2="8.62cm" draw:start-shape="id283" draw:start-glue-point="2" draw:end-shape="id294" draw:end-glue-point="2" svg:d="M6914 6865v1120h6627v635" svg:viewBox="0 0 6628 1756">
          <text:p/>
        </draw:connector>
        <draw:connector draw:style-name="gr179" draw:text-style-name="P9" draw:layer="layout" draw:line-skew="-1.153cm" svg:x1="11.294cm" svg:y1="6.865cm" svg:x2="13.541cm" svg:y2="8.62cm" draw:start-shape="id282" draw:start-glue-point="2" draw:end-shape="id294" draw:end-glue-point="2" svg:d="M11294 6865v1120h2247v635" svg:viewBox="0 0 2248 1756">
          <text:p/>
        </draw:connector>
        <draw:connector draw:style-name="gr179" draw:text-style-name="P9" draw:layer="layout" draw:line-skew="-1.153cm" svg:x1="15.655cm" svg:y1="6.865cm" svg:x2="13.541cm" svg:y2="8.62cm" draw:start-shape="id281" draw:start-glue-point="2" draw:end-shape="id294" draw:end-glue-point="2" svg:d="M15655 6865v1120h-2114v635" svg:viewBox="0 0 2115 1756">
          <text:p/>
        </draw:connector>
        <draw:connector draw:style-name="gr179" draw:text-style-name="P9" draw:layer="layout" draw:line-skew="1.418cm" svg:x1="13.541cm" svg:y1="3.592cm" svg:x2="15.655cm" svg:y2="6.132cm" draw:start-shape="id294" draw:start-glue-point="0" draw:end-shape="id281" draw:end-glue-point="0" svg:d="M13541 3592v900h2114v1640" svg:viewBox="0 0 2115 2541">
          <text:p/>
        </draw:connector>
        <draw:custom-shape draw:style-name="gr268" draw:text-style-name="P13" xml:id="id295" draw:id="id295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9" draw:layer="layout" draw:line-skew="1.153cm" svg:x1="14.176cm" svg:y1="9.89cm" svg:x2="22.699cm" svg:y2="11.577cm" draw:start-shape="id290" draw:start-glue-point="0" draw:end-shape="id295" draw:end-glue-point="0" svg:d="M14176 9890v635h8523v1052" svg:viewBox="0 0 8524 1688">
          <text:p/>
        </draw:connector>
        <draw:connector draw:style-name="gr179" draw:text-style-name="P9" draw:layer="layout" draw:line-skew="-1.183cm" svg:x1="22.699cm" svg:y1="12.31cm" svg:x2="14.176cm" svg:y2="13.73cm" draw:start-shape="id295" draw:start-glue-point="2" draw:end-shape="id290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9" draw:text-style-name="P62" xml:id="id300" draw:id="id300" draw:layer="layout" svg:width="24.765cm" svg:height="10.795cm" svg:x="1.635cm" svg:y="4.81cm">
          <text:p text:style-name="P61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3" xml:id="id301" draw:id="id301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5" draw:id="id305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303" draw:id="id303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297" draw:id="id297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9" draw:id="id299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8" draw:id="id298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296" draw:id="id296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9.372cm" svg:y1="12.533cm" svg:x2="21.577cm" svg:y2="13.389cm" draw:start-shape="id296" draw:start-glue-point="2" draw:end-shape="id297" draw:end-glue-point="0" svg:d="M19372 12533v427h2205v429" svg:viewBox="0 0 2206 857">
          <text:p/>
        </draw:connector>
        <draw:connector draw:style-name="gr159" draw:text-style-name="P4" draw:layer="layout" svg:x1="24.018cm" svg:y1="12.533cm" svg:x2="21.577cm" svg:y2="13.389cm" draw:start-shape="id298" draw:start-glue-point="2" draw:end-shape="id297" draw:end-glue-point="0" svg:d="M24018 12533v427h-2441v429" svg:viewBox="0 0 2442 857">
          <text:p/>
        </draw:connector>
        <draw:connector draw:style-name="gr159" draw:text-style-name="P4" draw:layer="layout" svg:x1="21.577cm" svg:y1="10.575cm" svg:x2="19.372cm" svg:y2="11.8cm" draw:start-shape="id299" draw:start-glue-point="2" draw:end-shape="id296" draw:end-glue-point="0" svg:d="M21577 10575v612h-2205v613" svg:viewBox="0 0 2206 1226">
          <text:p/>
        </draw:connector>
        <draw:connector draw:style-name="gr159" draw:text-style-name="P4" draw:layer="layout" svg:x1="21.577cm" svg:y1="10.575cm" svg:x2="24.018cm" svg:y2="11.8cm" draw:start-shape="id299" draw:start-glue-point="2" draw:end-shape="id298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6" draw:text-style-name="P13" xml:id="id304" draw:id="id304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draw:line-skew="1.47cm" svg:x1="14.017cm" svg:y1="4.81cm" svg:x2="7.419cm" svg:y2="7.271cm" draw:start-shape="id300" draw:end-shape="id301" draw:end-glue-point="0" svg:d="M14017 4810v951h-6598v1510" svg:viewBox="0 0 6599 2462">
          <text:p/>
        </draw:connector>
        <draw:custom-shape draw:style-name="gr277" draw:text-style-name="P54" xml:id="id302" draw:id="id302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471cm" svg:x1="14.017cm" svg:y1="4.81cm" svg:x2="3.708cm" svg:y2="7.271cm" draw:start-shape="id300" draw:start-glue-point="0" draw:end-shape="id302" draw:end-glue-point="0" svg:d="M14017 4810v952h-10309v1509" svg:viewBox="0 0 10310 2462">
          <text:p/>
        </draw:connector>
        <draw:connector draw:style-name="gr159" draw:text-style-name="P4" draw:layer="layout" draw:line-skew="1.471cm" svg:x1="14.017cm" svg:y1="4.81cm" svg:x2="14.842cm" svg:y2="7.271cm" draw:start-shape="id300" draw:start-glue-point="0" draw:end-shape="id303" draw:end-glue-point="0" svg:d="M14017 4810v952h825v1509" svg:viewBox="0 0 826 2462">
          <text:p/>
        </draw:connector>
        <draw:connector draw:style-name="gr159" draw:text-style-name="P4" draw:layer="layout" draw:line-skew="1.471cm" svg:x1="14.017cm" svg:y1="4.81cm" svg:x2="18.553cm" svg:y2="7.271cm" draw:start-shape="id300" draw:start-glue-point="0" draw:end-shape="id304" draw:end-glue-point="0" svg:d="M14017 4810v952h4536v1509" svg:viewBox="0 0 4537 2462">
          <text:p/>
        </draw:connector>
        <draw:connector draw:style-name="gr159" draw:text-style-name="P4" draw:layer="layout" draw:line-skew="1.471cm" svg:x1="14.017cm" svg:y1="4.81cm" svg:x2="21.577cm" svg:y2="9.842cm" draw:start-shape="id300" draw:end-shape="id299" draw:end-glue-point="0" svg:d="M14017 4810v952h7560v4080" svg:viewBox="0 0 7561 5033">
          <text:p/>
        </draw:connector>
        <draw:connector draw:style-name="gr159" draw:text-style-name="P4" draw:layer="layout" draw:line-skew="1.471cm" svg:x1="14.017cm" svg:y1="4.81cm" svg:x2="11.131cm" svg:y2="7.271cm" draw:start-shape="id300" draw:start-glue-point="0" draw:end-shape="id305" draw:end-glue-point="0" svg:d="M14017 4810v952h-2886v1509" svg:viewBox="0 0 2887 2462">
          <text:p/>
        </draw:connector>
        <draw:custom-shape draw:style-name="gr271" draw:text-style-name="P13" xml:id="id306" draw:id="id306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53cm" svg:x1="14.017cm" svg:y1="4.81cm" svg:x2="24.043cm" svg:y2="7.271cm" draw:start-shape="id300" draw:start-glue-point="0" draw:end-shape="id306" draw:end-glue-point="0" svg:d="M14017 4810v1011h10026v1450" svg:viewBox="0 0 10027 2462">
          <text:p/>
        </draw:connector>
      </draw:page>
      <draw:page draw:name="page27" draw:style-name="dp1" draw:master-page-name="Default">
        <draw:frame draw:style-name="gr105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8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9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80" draw:text-style-name="P30" xml:id="id307" draw:id="id307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1" draw:text-style-name="P30" xml:id="id308" draw:id="id308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7" draw:start-glue-point="2" draw:end-shape="id308" draw:end-glue-point="0" svg:d="M15635 5543v1011" svg:viewBox="0 0 1 1012">
          <text:p/>
        </draw:connector>
        <draw:custom-shape draw:style-name="gr282" draw:text-style-name="P48" xml:id="id310" draw:id="id310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9" draw:id="id309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1.91cm" svg:y1="16cm" svg:x2="8.847cm" svg:y2="17.163cm" draw:start-shape="id309" draw:start-glue-point="8" draw:end-shape="id310" draw:end-glue-point="0" svg:d="M11910 16000v574h-3063v589" svg:viewBox="0 0 3064 1164">
          <text:p/>
        </draw:connector>
        <draw:custom-shape draw:style-name="gr283" draw:text-style-name="P48" xml:id="id311" draw:id="id311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1.91cm" svg:y1="16cm" svg:x2="15.026cm" svg:y2="17.093cm" draw:start-shape="id309" draw:start-glue-point="8" draw:end-shape="id311" draw:end-glue-point="0" svg:d="M11910 16000v539h3116v554" svg:viewBox="0 0 3117 1094">
          <text:p/>
        </draw:connector>
        <draw:frame draw:style-name="gr284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5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6" draw:text-style-name="P30" xml:id="id312" draw:id="id312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8" draw:start-glue-point="1" draw:end-shape="id312" draw:end-glue-point="3" svg:d="M18104 6980h1694" svg:viewBox="0 0 1695 1">
          <text:p/>
        </draw:connector>
        <draw:frame draw:style-name="gr287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4" draw:text-style-name="P13" xml:id="id313" draw:id="id313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8.847cm" svg:y1="17.897cm" svg:x2="8.847cm" svg:y2="18.516cm" draw:start-shape="id310" draw:start-glue-point="2" draw:end-shape="id313" draw:end-glue-point="0" svg:d="M8847 17897v619" svg:viewBox="0 0 1 620">
          <text:p/>
        </draw:connector>
        <draw:frame draw:style-name="gr288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7" draw:text-style-name="P19" xml:id="id314" draw:id="id314" draw:layer="layout" svg:width="4.332cm" svg:height="0.734cm" svg:x="4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316" draw:id="id316" draw:layer="layout" svg:width="4.332cm" svg:height="0.734cm" svg:x="6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8" xml:id="id317" draw:id="id317" draw:layer="layout" svg:width="4.332cm" svg:height="0.734cm" svg:x="4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13" xml:id="id318" draw:id="id318" draw:layer="layout" svg:width="3.642cm" svg:height="0.734cm" svg:x="4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8" xml:id="id320" draw:id="id320" draw:layer="layout" svg:width="4.332cm" svg:height="0.734cm" svg:x="4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19" xml:id="id321" draw:id="id321" draw:layer="layout" svg:width="4.177cm" svg:height="0.734cm" svg:x="4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6.679cm" svg:x2="6.617cm" svg:y2="7.485cm" draw:start-shape="id314" draw:start-glue-point="2" draw:end-shape="id315" draw:end-glue-point="0" svg:d="M6617 6679v806" svg:viewBox="0 0 1 807">
          <text:p/>
        </draw:connector>
        <draw:connector draw:style-name="gr159" draw:text-style-name="P4" draw:layer="layout" svg:x1="9.141cm" svg:y1="10.066cm" svg:x2="6.617cm" svg:y2="11.339cm" draw:start-shape="id316" draw:start-glue-point="2" draw:end-shape="id317" draw:end-glue-point="0" svg:d="M9141 10066v637h-2524v636" svg:viewBox="0 0 2525 1274">
          <text:p/>
        </draw:connector>
        <draw:custom-shape draw:style-name="gr291" draw:text-style-name="P30" xml:id="id323" draw:id="id323" draw:layer="layout" svg:width="4.332cm" svg:height="0.734cm" svg:x="4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2" draw:id="id322" draw:layer="layout" svg:width="4.332cm" svg:height="0.734cm" svg:x="2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12.073cm" svg:x2="6.617cm" svg:y2="12.746cm" draw:start-shape="id317" draw:start-glue-point="2" draw:end-shape="id318" draw:end-glue-point="0" svg:d="M6617 12073v673" svg:viewBox="0 0 1 674">
          <text:p/>
        </draw:connector>
        <draw:frame draw:style-name="gr292" draw:text-style-name="P64" draw:layer="layout" svg:width="10.159cm" svg:height="8.354cm" svg:x="15.288cm" svg:y="9.456cm">
          <draw:text-box>
            <text:p text:style-name="P63"><text:span text:style-name="T8">CLAIMER: counts owned seeds but does not move them:</text:span></text:p>
            <text:p text:style-name="P63"><text:span text:style-name="T8"><text:tab/></text:span><text:span text:style-name="T8">ClaimSeeds</text:span></text:p>
            <text:p text:style-name="P63"><text:span text:style-name="T8"><text:tab/></text:span><text:span text:style-name="T8">ChildClaimSeeds</text:span></text:p>
            <text:p text:style-name="P63"><text:span text:style-name="T8"><text:tab/></text:span><text:span text:style-name="T8">ClaimOwnSeeds</text:span></text:p>
            <text:p text:style-name="P63"><text:span text:style-name="T8"/></text:p>
            <text:p text:style-name="P63"><text:span text:style-name="T8">TAKER: seeds not in children are claimed and moved to stores:</text:span></text:p>
            <text:p text:style-name="P63"><text:span text:style-name="T8"><text:tab/></text:span><text:span text:style-name="T8">TakeOwnSeeds</text:span></text:p>
            <text:p text:style-name="P63"><text:span text:style-name="T8"><text:tab/></text:span><text:span text:style-name="T8">TakeOnlyChildNStores</text:span></text:p>
            <text:p text:style-name="P63"><text:span text:style-name="T8"><text:tab/></text:span><text:span text:style-name="T8">TakeAllUnclaimed</text:span></text:p>
            <text:p text:style-name="P63"><text:span text:style-name="T8"/></text:p>
            <text:p text:style-name="P63"><text:span text:style-name="T8">DIVVY: unclaimed seeds are split between players:</text:span></text:p>
            <text:p text:style-name="P63"><text:span text:style-name="T8"><text:tab/></text:span><text:span text:style-name="T8">DivvySeedsStores</text:span></text:p>
            <text:p text:style-name="P63"><text:span text:style-name="T8"><text:tab/></text:span><text:span text:style-name="T8">DivvySeedsChildOnly</text:span></text:p>
            <text:p text:style-name="P63"><text:span text:style-name="T8"/></text:p>
            <text:p text:style-name="P63"><text:span text:style-name="T8"/></text:p>
            <text:p text:style-name="P63"><text:span text:style-name="T8">Note:</text:span></text:p>
            <text:p text:style-name="P63"><text:span text:style-name="T8">* Uses get_allowable_holes</text:span></text:p>
          </draw:text-box>
        </draw:frame>
        <draw:custom-shape draw:style-name="gr41" draw:text-style-name="P4" xml:id="id325" draw:id="id325" draw:layer="layout" svg:width="0.317cm" svg:height="0.318cm" svg:x="14.534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4.692cm" svg:y1="4.615cm" svg:x2="6.617cm" svg:y2="5.945cm" draw:start-shape="id319" draw:start-glue-point="2" draw:end-shape="id314" draw:end-glue-point="0" svg:d="M14692 4615v665h-8075v665" svg:viewBox="0 0 8076 1331">
          <text:p/>
        </draw:connector>
        <draw:connector draw:style-name="gr159" draw:text-style-name="P4" draw:layer="layout" svg:x1="6.617cm" svg:y1="13.48cm" svg:x2="6.617cm" svg:y2="14.252cm" draw:start-shape="id318" draw:start-glue-point="2" draw:end-shape="id320" draw:end-glue-point="0" svg:d="M6617 13480v772" svg:viewBox="0 0 1 773">
          <text:p/>
        </draw:connector>
        <draw:connector draw:style-name="gr159" draw:text-style-name="P4" draw:layer="layout" svg:x1="6.617cm" svg:y1="14.986cm" svg:x2="6.617cm" svg:y2="15.559cm" draw:start-shape="id320" draw:start-glue-point="2" draw:end-shape="id321" draw:end-glue-point="0" svg:d="M6617 14986v573" svg:viewBox="0 0 1 574">
          <text:p/>
        </draw:connector>
        <draw:connector draw:style-name="gr159" draw:text-style-name="P4" draw:layer="layout" svg:x1="6.617cm" svg:y1="16.293cm" svg:x2="4.231cm" svg:y2="17.71cm" draw:start-shape="id321" draw:start-glue-point="2" draw:end-shape="id322" draw:end-glue-point="0" svg:d="M6617 16293v709h-2386v708" svg:viewBox="0 0 2387 1418">
          <text:p/>
        </draw:connector>
        <draw:connector draw:style-name="gr159" draw:text-style-name="P4" draw:layer="layout" svg:x1="4.231cm" svg:y1="18.444cm" svg:x2="6.617cm" svg:y2="19.873cm" draw:start-shape="id322" draw:start-glue-point="2" draw:end-shape="id323" draw:end-glue-point="0" svg:d="M4231 18444v715h2386v714" svg:viewBox="0 0 2387 1430">
          <text:p/>
        </draw:connector>
        <draw:frame draw:style-name="gr293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4" draw:text-style-name="P48" xml:id="id324" draw:id="id324" draw:layer="layout" svg:width="5.079cm" svg:height="0.734cm" svg:x="10.542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92cm" svg:y1="4.615cm" svg:x2="13.081cm" svg:y2="5.945cm" draw:start-shape="id319" draw:start-glue-point="2" draw:end-shape="id324" draw:end-glue-point="0" svg:d="M14692 4615v665h-1611v665" svg:viewBox="0 0 1612 1331">
          <text:p/>
        </draw:connector>
        <draw:custom-shape draw:style-name="gr295" draw:text-style-name="P48" xml:id="id330" draw:id="id330" draw:layer="layout" svg:width="3.88cm" svg:height="0.734cm" svg:x="22.405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4.693cm" svg:y1="2.944cm" svg:x2="14.692cm" svg:y2="3.881cm" draw:start-shape="id325" draw:start-glue-point="8" draw:end-shape="id319" draw:end-glue-point="0" svg:d="M14693 2944v461h-1v476" svg:viewBox="0 0 2 938">
          <text:p/>
        </draw:connector>
        <draw:custom-shape draw:style-name="gr167" draw:text-style-name="P19" xml:id="id326" draw:id="id326" draw:layer="layout" svg:width="4.332cm" svg:height="0.734cm" svg:x="1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8.219cm" svg:x2="4.161cm" svg:y2="9.332cm" draw:start-shape="id315" draw:start-glue-point="2" draw:end-shape="id326" draw:end-glue-point="0" svg:d="M6617 8219v557h-2456v556" svg:viewBox="0 0 2457 1114">
          <text:p/>
        </draw:connector>
        <draw:connector draw:style-name="gr159" draw:text-style-name="P4" draw:layer="layout" svg:x1="4.161cm" svg:y1="10.066cm" svg:x2="6.617cm" svg:y2="11.339cm" draw:start-shape="id326" draw:start-glue-point="2" draw:end-shape="id317" draw:end-glue-point="0" svg:d="M4161 10066v637h2456v636" svg:viewBox="0 0 2457 1274">
          <text:p/>
        </draw:connector>
        <draw:frame draw:style-name="gr122" draw:text-style-name="P25" draw:layer="layout" svg:width="14.605cm" svg:height="1.839cm" svg:x="0.809cm" svg:y="0.973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7" draw:text-style-name="P19" xml:id="id315" draw:id="id315" draw:layer="layout" svg:width="4.332cm" svg:height="0.734cm" svg:x="4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6.617cm" svg:y1="8.219cm" svg:x2="9.141cm" svg:y2="9.332cm" draw:start-shape="id315" draw:start-glue-point="2" draw:end-shape="id316" draw:end-glue-point="0" svg:d="M6617 8219v557h2524v556" svg:viewBox="0 0 2525 1114">
          <text:p/>
        </draw:connector>
        <draw:custom-shape draw:style-name="gr24" draw:text-style-name="P13" xml:id="id327" draw:id="id327" draw:layer="layout" svg:width="4.177cm" svg:height="0.734cm" svg:x="7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16.293cm" svg:x2="9.223cm" svg:y2="17.71cm" draw:start-shape="id321" draw:start-glue-point="2" draw:end-shape="id327" draw:end-glue-point="0" svg:d="M6617 16293v709h2606v708" svg:viewBox="0 0 2607 1418">
          <text:p/>
        </draw:connector>
        <draw:connector draw:style-name="gr159" draw:text-style-name="P4" draw:layer="layout" svg:x1="9.223cm" svg:y1="18.444cm" svg:x2="6.617cm" svg:y2="19.873cm" draw:start-shape="id327" draw:start-glue-point="2" draw:end-shape="id323" draw:end-glue-point="0" svg:d="M9223 18444v715h-2606v714" svg:viewBox="0 0 2607 1430">
          <text:p/>
        </draw:connector>
        <draw:custom-shape draw:style-name="gr296" draw:text-style-name="P13" xml:id="id329" draw:id="id329" draw:layer="layout" svg:width="4.332cm" svg:height="0.734cm" svg:x="10.915cm" svg:y="7.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8" xml:id="id328" draw:id="id328" draw:layer="layout" svg:width="5.079cm" svg:height="0.734cm" svg:x="16.258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LastMov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4.692cm" svg:y1="4.615cm" svg:x2="18.797cm" svg:y2="5.945cm" draw:start-shape="id319" draw:start-glue-point="2" draw:end-shape="id328" draw:end-glue-point="0" svg:d="M14692 4615v665h4105v665" svg:viewBox="0 0 4106 1331">
          <text:p/>
        </draw:connector>
        <draw:connector draw:style-name="gr172" draw:layer="layout" svg:x1="13.081cm" svg:y1="6.679cm" svg:x2="13.081cm" svg:y2="7.45cm" draw:start-shape="id324" draw:start-glue-point="2" draw:end-shape="id329" draw:end-glue-point="0" svg:d="M13081 6679v771" svg:viewBox="0 0 1 772">
          <text:p/>
        </draw:connector>
        <draw:custom-shape draw:style-name="gr167" draw:text-style-name="P19" xml:id="id319" draw:id="id319" draw:layer="layout" svg:width="4.332cm" svg:height="0.734cm" svg:x="12.526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14.692cm" svg:y1="4.615cm" svg:x2="24.345cm" svg:y2="5.945cm" draw:start-shape="id319" draw:start-glue-point="2" draw:end-shape="id330" draw:end-glue-point="0" svg:d="M14692 4615v665h9653v665" svg:viewBox="0 0 9654 13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2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12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3H14M7S</meta:editing-duration>
    <meta:editing-cycles>205</meta:editing-cycles>
    <meta:generator>LibreOffice/7.3.2.2$Windows_X86_64 LibreOffice_project/49f2b1bff42cfccbd8f788c8dc32c1c309559be0</meta:generator>
    <dc:date>2025-05-16T06:36:10.848000000</dc:date>
    <meta:print-date>2024-09-14T06:59:08.945000000</meta:print-date>
    <meta:document-statistic meta:object-count="820"/>
  </office:meta>
</office:document-meta>
</file>